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office:automatic-styles>
  <office:body>
    <office:text>
      <text:p text:style-name="Text_20_body">Let’s dive into basic state management using Vuex.</text:p>
      <text:p text:style-name="Text_20_body"><text:span text:style-name="T1">What is Vuex?</text:span></text:p>
      <text:p text:style-name="Text_20_body">Vuex is a state management library for Vue.js applications. It helps you manage global state by providing a single source of truth for your application’s state.</text:p>
      <text:p text:style-name="Text_20_body"><text:span text:style-name="T1">Why Use Vuex?</text:span></text:p>
      <text:p text:style-name="Text_20_body">Vuex is useful when you need to share data between multiple components, or when you need to manage complex state that affects multiple parts of your application.</text:p>
      <text:p text:style-name="Text_20_body"><text:span text:style-name="T1">Basic Vuex Concepts</text:span></text:p>
      <text:p text:style-name="Text_20_body">Here are the basic concepts you need to know about Vuex:</text:p>
      <text:list text:style-name="L1">
        <text:list-item>
          <text:p text:style-name="P1"><text:span text:style-name="T1">State</text:span>: The central store of data for your application.</text:p>
        </text:list-item>
        <text:list-item>
          <text:p text:style-name="P1"><text:span text:style-name="T1">Mutations</text:span>: The way you update the state.</text:p>
        </text:list-item>
        <text:list-item>
          <text:p text:style-name="P1"><text:span text:style-name="T1">Actions</text:span>: The functions that commit mutations.</text:p>
        </text:list-item>
        <text:list-item>
          <text:p text:style-name="P1"><text:span text:style-name="T1">Getters</text:span>: The state.</text:p>
        </text:list-item>
        <text:list-item>
          <text:p text:style-name="P1"><text:span text:style-name="T1">Modules</text:span>: The Vuex store into smaller, more manageable chunks.</text:p>
        </text:list-item>
      </text:list>
      <text:p text:style-name="First_20_paragraph"><text:span text:style-name="T1">Store</text:span>: The Vuex store.</text:p>
      <text:p text:style-name="Text_20_body"><text:span text:style-name="T1">Example</text:span>:</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4"/></text:span><text:span text:style-name="DataTypeTok">count</text:span><text:span text:style-name="OperatorTok">:</text:span><text:span text:style-name="NormalTok"><text:s text:c="1"/></text:span><text:span text:style-name="DecValTok">0</text:span>
</text:p>
      <text:p text:style-name="Preformatted_20_Text">
<text:span text:style-name="NormalTok"><text:s text:c="2"/>}</text:span><text:span text:style-name="OperatorTok">,</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4"/></text:span><text:span text:style-name="FunctionTok">increment</text:span><text:span text:style-name="NormalTok">(state) {</text:span>
</text:p>
      <text:p text:style-name="Preformatted_20_Text">
<text:span text:style-name="NormalTok"><text:s text:c="6"/>state</text:span><text:span text:style-name="OperatorTok">.</text:span><text:span text:style-name="AttributeTok">count</text:span><text:span text:style-name="OperatorTok">++</text:span>
</text:p>
      <text:p text:style-name="Preformatted_20_Text">
<text:span text:style-name="NormalTok"><text:s text:c="4"/>}</text:span><text:span text:style-name="OperatorTok">,</text:span>
</text:p>
      <text:p text:style-name="Preformatted_20_Text">
<text:span text:style-name="NormalTok"><text:s text:c="2"/></text:span><text:span text:style-name="DataTypeTok">actions</text:span><text:span text:style-name="OperatorTok">:</text:span><text:span text:style-name="NormalTok"><text:s text:c="1"/>{</text:span>
</text:p>
      <text:p text:style-name="Preformatted_20_Text">
<text:span text:style-name="NormalTok"><text:s text:c="6"/></text:span><text:span text:style-name="FunctionTok">increment</text:span><text:span text:style-name="NormalTok">({ </text:span><text:span text:style-name="FunctionTok">commit</text:span><text:span text:style-name="NormalTok">(</text:span><text:span text:style-name="StringTok">'increment'</text:span><text:span text:style-name="NormalTok">)</text:span>
</text:p>
      <text:p text:style-name="Preformatted_20_Text">
<text:span text:style-name="NormalTok"><text:s text:c="4"/></text:span><text:span text:style-name="DataTypeTok">getters</text:span><text:span text:style-name="OperatorTok">:</text:span><text:span text:style-name="NormalTok"><text:s text:c="1"/>{</text:span>
</text:p>
      <text:p text:style-name="Preformatted_20_Text">
<text:span text:style-name="NormalTok"><text:s text:c="6"/></text:span><text:span text:style-name="FunctionTok">count</text:span><text:span text:style-name="NormalTok">(state) {</text:span>
</text:p>
      <text:p text:style-name="Preformatted_20_Text">
<text:span text:style-name="NormalTok"><text:s text:c="8"/>count</text:span>
</text:p>
      <text:p text:style-name="First_20_paragraph"><text:span text:style-name="T1">Example Use Case</text:span>:</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2"/></text:span><text:span text:style-name="DataTypeTok">count</text:span><text:span text:style-name="OperatorTok">:</text:span><text:span text:style-name="NormalTok"><text:s text:c="1"/></text:span><text:span text:style-name="DecValTok">0</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4"/></text:span><text:span text:style-name="FunctionTok">increment</text:span><text:span text:style-name="NormalTok">(state) {</text:span>
</text:p>
      <text:p text:style-name="Preformatted_20_Text">
<text:span text:style-name="NormalTok"><text:s text:c="6"/>state</text:span><text:span text:style-name="OperatorTok">.</text:span><text:span text:style-name="AttributeTok">count</text:span><text:span text:style-name="OperatorTok">++</text:span>
</text:p>
      <text:p text:style-name="Preformatted_20_Text">
<text:span text:style-name="NormalTok"><text:s text:c="2"/>}</text:span>
</text:p>
      <text:p text:style-name="First_20_paragraph">Here is an example of how you can define a Vuex store:</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4"/></text:span><text:span text:style-name="DataTypeTok">count</text:span><text:span text:style-name="OperatorTok">:</text:span><text:span text:style-name="NormalTok"><text:s text:c="1"/></text:span><text:span text:style-name="DecValTok">0</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4"/></text:span><text:span text:style-name="FunctionTok">increment</text:span><text:span text:style-name="NormalTok">(state) {</text:span>
</text:p>
      <text:p text:style-name="Preformatted_20_Text">
<text:span text:style-name="NormalTok"><text:s text:c="6"/>state</text:span><text:span text:style-name="OperatorTok">++</text:span>
</text:p>
      <text:p text:style-name="Preformatted_20_Text">
<text:span text:style-name="NormalTok"><text:s text:c="2"/>}</text:span><text:span text:style-name="OperatorTok">,</text:span>
</text:p>
      <text:p text:style-name="Preformatted_20_Text">
<text:span text:style-name="NormalTok"><text:s text:c="2"/></text:span><text:span text:style-name="DataTypeTok">actions</text:span><text:span text:style-name="OperatorTok">:</text:span><text:span text:style-name="NormalTok"><text:s text:c="1"/>{</text:span>
</text:p>
      <text:p text:style-name="Preformatted_20_Text">
<text:span text:style-name="NormalTok"><text:s text:c="4"/></text:span><text:span text:style-name="DataTypeTok">getters</text:span><text:span text:style-name="OperatorTok">:</text:span><text:span text:style-name="NormalTok"><text:s text:c="1"/>{</text:span>
</text:p>
      <text:p text:style-name="Preformatted_20_Text">
<text:span text:style-name="NormalTok"><text:s text:c="4"/></text:span><text:span text:style-name="FunctionTok">count</text:span><text:span text:style-name="NormalTok">(state)</text:span>
</text:p>
      <text:p text:style-name="First_20_paragraph">In this example, we define a Vuex store with a single state property called <text:span text:style-name="Source_Text">count</text:span>. We then define two mutations: <text:span text:style-name="Source_Text">increment</text:span> and <text:span text:style-name="Source_Text">decrement</text:span>, which decrement the state.</text:p>
      <text:p text:style-name="Text_20_body">We also define two actions: <text:span text:style-name="Source_Text">increment</text:span> and <text:span text:style-name="Source_Text">decrement</text:span> which increments the state.</text:p>
      <text:p text:style-name="Text_20_body"><text:span text:style-name="T1">Getters</text:span>:</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2"/></text:span><text:span text:style-name="DataTypeTok">count</text:span><text:span text:style-name="OperatorTok">:</text:span><text:span text:style-name="NormalTok"><text:s text:c="1"/></text:span><text:span text:style-name="DecValTok">0</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2"/></text:span><text:span text:style-name="DataTypeTok">decrement</text:span><text:span text:style-name="OperatorTok">:</text:span><text:span text:style-name="NormalTok"><text:s text:c="1"/>{</text:span>
</text:p>
      <text:p text:style-name="Preformatted_20_Text">
<text:span text:style-name="NormalTok"><text:s text:c="4"/>state</text:span><text:span text:style-name="OperatorTok">++</text:span>
</text:p>
      <text:p text:style-name="Preformatted_20_Text">
<text:span text:style-name="NormalTok"><text:s text:c="2"/></text:span><text:span text:style-name="DataTypeTok">actions</text:span><text:span text:style-name="OperatorTok">:</text:span><text:span text:style-name="NormalTok"><text:s text:c="1"/>{</text:span>
</text:p>
      <text:p text:style-name="Preformatted_20_Text">
<text:span text:style-name="NormalTok"><text:s text:c="4"/></text:span><text:span text:style-name="DataTypeTok">getters</text:span><text:span text:style-name="OperatorTok">:</text:span><text:span text:style-name="NormalTok"><text:s text:c="1"/>{</text:span>
</text:p>
      <text:p text:style-name="Preformatted_20_Text">
<text:span text:style-name="NormalTok"><text:s text:c="4"/></text:span><text:span text:style-name="FunctionTok">count</text:span><text:span text:style-name="NormalTok">(state)</text:span>
</text:p>
      <text:p text:style-name="First_20_paragraph"><text:span text:style-name="T1">Modules</text:span>: You can split your Vuex store into multiple modules. Each module has state and define multiple getters and mutations the actions.</text:p>
      <text:p text:style-name="Text_20_body">Here is an example of how you can use Vuex getters and define the getters and actions:</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2"/></text:span><text:span text:style-name="DataTypeTok">count</text:span><text:span text:style-name="OperatorTok">:</text:span><text:span text:style-name="NormalTok"><text:s text:c="1"/></text:span><text:span text:style-name="DecValTok">0</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4"/></text:span><text:span text:style-name="DataTypeTok">decrement</text:span><text:span text:style-name="OperatorTok">:</text:span><text:span text:style-name="NormalTok"><text:s text:c="1"/>{</text:span>
</text:p>
      <text:p text:style-name="Preformatted_20_Text">
<text:span text:style-name="NormalTok"><text:s text:c="4"/></text:span><text:span text:style-name="DataTypeTok">actions</text:span><text:span text:style-name="OperatorTok">:</text:span><text:span text:style-name="NormalTok"><text:s text:c="1"/>{</text:span>
</text:p>
      <text:p text:style-name="Preformatted_20_Text">
<text:span text:style-name="NormalTok"><text:s text:c="6"/>state</text:span><text:span text:style-name="OperatorTok">++</text:span>
</text:p>
      <text:p text:style-name="Preformatted_20_Text">
<text:span text:style-name="NormalTok"><text:s text:c="2"/>}</text:span>
</text:p>
      <text:p text:style-name="First_20_paragraph">Let’s build a small multi-page application using Vue Router.</text:p>
      <text:p text:style-name="Text_20_body"><text:span text:style-name="T1">Project Requirements</text:span></text:p>
      <text:p text:style-name="Text_20_body">For this example, we’ll build a simple e-commerce application with the following pages:</text:p>
      <text:list text:style-name="L2">
        <text:list-item>
          <text:p text:style-name="P2">Home page</text:p>
        </text:list-item>
        <text:list-item>
          <text:p text:style-name="P2">Products page</text:p>
        </text:list-item>
        <text:list-item>
          <text:p text:style-name="P2">Product details page</text:p>
        </text:list-item>
        <text:list-item>
          <text:p text:style-name="P2">Cart page</text:p>
        </text:list-item>
        <text:list-item>
          <text:p text:style-name="P2">Checkout page</text:p>
        </text:list-item>
      </text:list>
      <text:p text:style-name="First_20_paragraph">We’ll use Vue Router to navigate between these pages.</text:p>
      <text:p text:style-name="Text_20_body"><text:span text:style-name="T1">Project Structure</text:span></text:p>
      <text:p text:style-name="Text_20_body">Here’s the project structure we’ll use:</text:p>
      <text:p text:style-name="Preformatted_20_Text">
<text:span text:style-name="ExtensionTok">project/</text:span>
</text:p>
      <text:p text:style-name="Preformatted_20_Text">
<text:span text:style-name="ExtensionTok">public/</text:span>
</text:p>
      <text:p text:style-name="Preformatted_20_Text">
<text:span text:style-name="ExtensionTok">index.html</text:span>
</text:p>
      <text:p text:style-name="Preformatted_20_Text">
<text:span text:style-name="ExtensionTok">src/</text:span>
</text:p>
      <text:p text:style-name="Preformatted_20_Text">
<text:span text:style-name="ExtensionTok">main.js</text:span>
</text:p>
      <text:p text:style-name="Preformatted_20_Text">
<text:span text:style-name="ExtensionTok">router.js</text:span>
</text:p>
      <text:p text:style-name="Preformatted_20_Text">
<text:span text:style-name="ExtensionTok">views/</text:span>
</text:p>
      <text:p text:style-name="Preformatted_20_Text">
<text:span text:style-name="ExtensionTok">Home.vue</text:span>
</text:p>
      <text:p text:style-name="Preformatted_20_Text">
<text:span text:style-name="ExtensionTok">Products.vue</text:span>
</text:p>
      <text:p text:style-name="Preformatted_20_Text">
<text:span text:style-name="ExtensionTok">ProductDetails.vue</text:span>
</text:p>
      <text:p text:style-name="Preformatted_20_Text">
<text:span text:style-name="ExtensionTok">Cart.vue</text:span>
</text:p>
      <text:p text:style-name="Preformatted_20_Text">
<text:span text:style-name="ExtensionTok">Checkout.vue</text:span>
</text:p>
      <text:p text:style-name="Preformatted_20_Text">
<text:span text:style-name="ExtensionTok">components/</text:span>
</text:p>
      <text:p text:style-name="Preformatted_20_Text">
<text:span text:style-name="ExtensionTok">Header.vue</text:span>
</text:p>
      <text:p text:style-name="Preformatted_20_Text">
<text:span text:style-name="ExtensionTok">Footer.vue</text:span>
</text:p>
      <text:p text:style-name="Preformatted_20_Text">
<text:span text:style-name="ExtensionTok">store/</text:span>
</text:p>
      <text:p text:style-name="Preformatted_20_Text">
<text:span text:style-name="ExtensionTok">index.js</text:span>
</text:p>
      <text:p text:style-name="Preformatted_20_Text">
<text:span text:style-name="ExtensionTok">package.json</text:span>
</text:p>
      <text:p text:style-name="First_20_paragraph"><text:span text:style-name="T1">Router Configuration</text:span></text:p>
      <text:p text:style-name="Text_20_body">In the <text:span text:style-name="Source_Text">router.js</text:span> file, we’ll define the routes for our application:</text:p>
      <text:p text:style-name="Preformatted_20_Text">
<text:span text:style-name="ImportTok">import</text:span><text:span text:style-name="NormalTok"><text:s text:c="1"/>Vue </text:span><text:span text:style-name="ImportTok">from</text:span><text:span text:style-name="NormalTok"><text:s text:c="1"/></text:span><text:span text:style-name="StringTok">'vue'</text:span>
</text:p>
      <text:p text:style-name="Preformatted_20_Text">
<text:span text:style-name="ImportTok">import</text:span><text:span text:style-name="NormalTok"><text:s text:c="1"/>VueRouter </text:span><text:span text:style-name="ImportTok">from</text:span><text:span text:style-name="NormalTok"><text:s text:c="1"/></text:span><text:span text:style-name="StringTok">'vue-router'</text:span>
</text:p>
      <text:p text:style-name="Preformatted_20_Text">
<text:span text:style-name="ImportTok">import</text:span><text:span text:style-name="NormalTok"><text:s text:c="1"/>Home </text:span><text:span text:style-name="ImportTok">from</text:span><text:span text:style-name="NormalTok"><text:s text:c="1"/></text:span><text:span text:style-name="StringTok">'./views/Home.vue'</text:span>
</text:p>
      <text:p text:style-name="Preformatted_20_Text">
<text:span text:style-name="ImportTok">import</text:span><text:span text:style-name="NormalTok"><text:s text:c="1"/>Products </text:span><text:span text:style-name="ImportTok">from</text:span><text:span text:style-name="NormalTok"><text:s text:c="1"/></text:span><text:span text:style-name="StringTok">'./views/Products.vue'</text:span>
</text:p>
      <text:p text:style-name="Preformatted_20_Text">
<text:span text:style-name="ImportTok">import</text:span><text:span text:style-name="NormalTok"><text:s text:c="1"/>ProductDetails </text:span><text:span text:style-name="ImportTok">from</text:span><text:span text:style-name="NormalTok"><text:s text:c="1"/></text:span><text:span text:style-name="StringTok">'./views/ProductDetails.vue'</text:span>
</text:p>
      <text:p text:style-name="Preformatted_20_Text">
<text:span text:style-name="ImportTok">import</text:span><text:span text:style-name="NormalTok"><text:s text:c="1"/>Cart </text:span><text:span text:style-name="ImportTok">from</text:span><text:span text:style-name="NormalTok"><text:s text:c="1"/></text:span><text:span text:style-name="StringTok">'./views/Cart.vue'</text:span>
</text:p>
      <text:p text:style-name="Preformatted_20_Text">
<text:span text:style-name="ImportTok">import</text:span><text:span text:style-name="NormalTok"><text:s text:c="1"/>Checkout </text:span><text:span text:style-name="ImportTok">from</text:span><text:span text:style-name="NormalTok"><text:s text:c="1"/></text:span><text:span text:style-name="StringTok">'./views/Checkout.vue'</text:span>
</text:p>
      <text:p text:style-name="Preformatted_20_Text">
</text:p>
      <text:p text:style-name="Preformatted_20_Text">
<text:span text:style-name="NormalTok">Vue</text:span><text:span text:style-name="OperatorTok">.</text:span><text:span text:style-name="FunctionTok">use</text:span><text:span text:style-name="NormalTok">(VueRouter)</text:span>
</text:p>
      <text:p text:style-name="Preformatted_20_Text">
</text:p>
      <text:p text:style-name="Preformatted_20_Text">
<text:span text:style-name="KeywordTok">const</text:span><text:span text:style-name="NormalTok"><text:s text:c="1"/>routes </text:span><text:span text:style-name="OperatorTok">=</text:span><text:span text:style-name="NormalTok"><text:s text:c="1"/>[</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home'</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Home</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products'</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products'</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Products</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products/:id'</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productDetails'</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ProductDetails</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car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car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Cart</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checkou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checkou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Checkout</text:span>
</text:p>
      <text:p text:style-name="Preformatted_20_Text">
<text:span text:style-name="NormalTok"><text:s text:c="2"/>}</text:span>
</text:p>
      <text:p text:style-name="Preformatted_20_Text">
<text:span text:style-name="NormalTok">]</text:span>
</text:p>
      <text:p text:style-name="Preformatted_20_Text">
</text:p>
      <text:p text:style-name="Preformatted_20_Text">
<text:span text:style-name="KeywordTok">const</text:span><text:span text:style-name="NormalTok"><text:s text:c="1"/>router </text:span><text:span text:style-name="OperatorTok">=</text:span><text:span text:style-name="NormalTok"><text:s text:c="1"/></text:span><text:span text:style-name="KeywordTok">new</text:span><text:span text:style-name="NormalTok"><text:s text:c="1"/></text:span><text:span text:style-name="FunctionTok">VueRouter</text:span><text:span text:style-name="NormalTok">({</text:span>
</text:p>
      <text:p text:style-name="Preformatted_20_Text">
<text:span text:style-name="NormalTok"><text:s text:c="2"/></text:span><text:span text:style-name="DataTypeTok">mode</text:span><text:span text:style-name="OperatorTok">:</text:span><text:span text:style-name="NormalTok"><text:s text:c="1"/></text:span><text:span text:style-name="StringTok">'history'</text:span><text:span text:style-name="OperatorTok">,</text:span>
</text:p>
      <text:p text:style-name="Preformatted_20_Text">
<text:span text:style-name="NormalTok"><text:s text:c="2"/></text:span><text:span text:style-name="DataTypeTok">base</text:span><text:span text:style-name="OperatorTok">:</text:span><text:span text:style-name="NormalTok"><text:s text:c="1"/></text:span><text:span text:style-name="BuiltInTok">process</text:span><text:span text:style-name="OperatorTok">.</text:span><text:span text:style-name="AttributeTok">env</text:span><text:span text:style-name="OperatorTok">.</text:span><text:span text:style-name="AttributeTok">BASE_URL</text:span><text:span text:style-name="OperatorTok">,</text:span>
</text:p>
      <text:p text:style-name="Preformatted_20_Text">
<text:span text:style-name="NormalTok"><text:s text:c="2"/>routes</text:span>
</text:p>
      <text:p text:style-name="Preformatted_20_Text">
<text:span text:style-name="NormalTok">})</text:span>
</text:p>
      <text:p text:style-name="Preformatted_20_Text">
</text:p>
      <text:p text:style-name="Preformatted_20_Text">
<text:span text:style-name="ImportTok">export</text:span><text:span text:style-name="NormalTok"><text:s text:c="1"/></text:span><text:span text:style-name="ImportTok">default</text:span><text:span text:style-name="NormalTok"><text:s text:c="1"/>router</text:span>
</text:p>
      <text:p text:style-name="First_20_paragraph"><text:span text:style-name="T1">Home Page</text:span></text:p>
      <text:p text:style-name="Text_20_body">In the <text:span text:style-name="Source_Text">Home.vue</text:span> file, we’ll create a simple home page with a link to the products page:</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Welcome to our e-commerce application!</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router-link</text:span><text:span text:style-name="OtherTok"><text:s text:c="1"/>to</text:span><text:span text:style-name="OperatorTok">=</text:span><text:span text:style-name="StringTok">"/products"</text:span><text:span text:style-name="DataTypeTok">&gt;</text:span><text:span text:style-name="NormalTok">View Products</text:span><text:span text:style-name="DataTypeTok">&lt;/</text:span><text:span text:style-name="KeywordTok">router-link</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First_20_paragraph"><text:span text:style-name="T1">Products Page</text:span></text:p>
      <text:p text:style-name="Text_20_body">In the <text:span text:style-name="Source_Text">Products.vue</text:span> file, we’ll create a simple products page with a list of products:</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Products</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ul</text:span><text:span text:style-name="DataTypeTok">&gt;</text:span>
</text:p>
      <text:p text:style-name="Preformatted_20_Text">
<text:span text:style-name="NormalTok"><text:s text:c="6"/></text:span><text:span text:style-name="DataTypeTok">&lt;</text:span><text:span text:style-name="KeywordTok">li</text:span><text:span text:style-name="OtherTok"><text:s text:c="1"/>v-for</text:span><text:span text:style-name="OperatorTok">=</text:span><text:span text:style-name="StringTok">"product in products"</text:span><text:span text:style-name="OtherTok"><text:s text:c="1"/>:key</text:span><text:span text:style-name="OperatorTok">=</text:span><text:span text:style-name="StringTok">"product.id"</text:span><text:span text:style-name="DataTypeTok">&gt;</text:span>
</text:p>
      <text:p text:style-name="Preformatted_20_Text">
<text:span text:style-name="NormalTok"><text:s text:c="8"/></text:span><text:span text:style-name="DataTypeTok">&lt;</text:span><text:span text:style-name="KeywordTok">router-link</text:span><text:span text:style-name="OtherTok"><text:s text:c="1"/>:to</text:span><text:span text:style-name="OperatorTok">=</text:span><text:span text:style-name="StringTok">"`/products/${product.id}`"</text:span><text:span text:style-name="DataTypeTok">&gt;</text:span><text:span text:style-name="NormalTok">{{ product.name }}</text:span><text:span text:style-name="DataTypeTok">&lt;/</text:span><text:span text:style-name="KeywordTok">router-link</text:span><text:span text:style-name="DataTypeTok">&gt;</text:span>
</text:p>
      <text:p text:style-name="Preformatted_20_Text">
<text:span text:style-name="NormalTok"><text:s text:c="6"/></text:span><text:span text:style-name="DataTypeTok">&lt;/</text:span><text:span text:style-name="KeywordTok">li</text:span><text:span text:style-name="DataTypeTok">&gt;</text:span>
</text:p>
      <text:p text:style-name="Preformatted_20_Text">
<text:span text:style-name="NormalTok"><text:s text:c="4"/></text:span><text:span text:style-name="DataTypeTok">&lt;/</text:span><text:span text:style-name="KeywordTok">ul</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p>
      <text:p text:style-name="Preformatted_20_Text">
<text:span text:style-name="DataTypeTok">&lt;</text:span><text:span text:style-name="KeywordTok">script</text:span><text:span text:style-name="DataTypeTok">&gt;</text:span>
</text:p>
      <text:p text:style-name="Preformatted_20_Text">
<text:span text:style-name="ImportTok">export</text:span><text:span text:style-name="NormalTok"><text:s text:c="1"/></text:span><text:span text:style-name="ImportTok">default</text:span><text:span text:style-name="NormalTok"><text:s text:c="1"/>{</text:span>
</text:p>
      <text:p text:style-name="Preformatted_20_Text">
<text:span text:style-name="NormalTok"><text:s text:c="2"/></text:span><text:span text:style-name="FunctionTok">data</text:span><text:span text:style-name="NormalTok">() {</text:span>
</text:p>
      <text:p text:style-name="Preformatted_20_Text">
<text:span text:style-name="NormalTok"><text:s text:c="4"/></text:span><text:span text:style-name="ControlFlowTok">return</text:span><text:span text:style-name="NormalTok"><text:s text:c="1"/>{</text:span>
</text:p>
      <text:p text:style-name="Preformatted_20_Text">
<text:span text:style-name="NormalTok"><text:s text:c="6"/></text:span><text:span text:style-name="DataTypeTok">products</text:span><text:span text:style-name="OperatorTok">:</text:span><text:span text:style-name="NormalTok"><text:s text:c="1"/>[</text:span>
</text:p>
      <text:p text:style-name="Preformatted_20_Text">
<text:span text:style-name="NormalTok"><text:s text:c="8"/>{ </text:span><text:span text:style-name="DataTypeTok">id</text:span><text:span text:style-name="OperatorTok">:</text:span><text:span text:style-name="NormalTok"><text:s text:c="1"/></text:span><text:span text:style-name="DecValTok">1</text:span><text:span text:style-name="OperatorTok">,</text:span><text:span text:style-name="NormalTok"><text:s text:c="1"/></text:span><text:span text:style-name="DataTypeTok">name</text:span><text:span text:style-name="OperatorTok">:</text:span><text:span text:style-name="NormalTok"><text:s text:c="1"/></text:span><text:span text:style-name="StringTok">'Product 1'</text:span><text:span text:style-name="NormalTok"><text:s text:c="1"/>}</text:span><text:span text:style-name="OperatorTok">,</text:span>
</text:p>
      <text:p text:style-name="Preformatted_20_Text">
<text:span text:style-name="NormalTok"><text:s text:c="8"/>{ </text:span><text:span text:style-name="DataTypeTok">id</text:span><text:span text:style-name="OperatorTok">:</text:span><text:span text:style-name="NormalTok"><text:s text:c="1"/></text:span><text:span text:style-name="DecValTok">2</text:span><text:span text:style-name="OperatorTok">,</text:span><text:span text:style-name="NormalTok"><text:s text:c="1"/></text:span><text:span text:style-name="DataTypeTok">name</text:span><text:span text:style-name="OperatorTok">:</text:span><text:span text:style-name="NormalTok"><text:s text:c="1"/></text:span><text:span text:style-name="StringTok">'Product 2'</text:span><text:span text:style-name="NormalTok"><text:s text:c="1"/>}</text:span><text:span text:style-name="OperatorTok">,</text:span>
</text:p>
      <text:p text:style-name="Preformatted_20_Text">
<text:span text:style-name="NormalTok"><text:s text:c="8"/>{ </text:span><text:span text:style-name="DataTypeTok">id</text:span><text:span text:style-name="OperatorTok">:</text:span><text:span text:style-name="NormalTok"><text:s text:c="1"/></text:span><text:span text:style-name="DecValTok">3</text:span><text:span text:style-name="OperatorTok">,</text:span><text:span text:style-name="NormalTok"><text:s text:c="1"/></text:span><text:span text:style-name="DataTypeTok">name</text:span><text:span text:style-name="OperatorTok">:</text:span><text:span text:style-name="NormalTok"><text:s text:c="1"/></text:span><text:span text:style-name="StringTok">'Product 3'</text:span><text:span text:style-name="NormalTok"><text:s text:c="1"/>}</text:span>
</text:p>
      <text:p text:style-name="Preformatted_20_Text">
<text:span text:style-name="NormalTok"><text:s text:c="6"/>]</text:span>
</text:p>
      <text:p text:style-name="Preformatted_20_Text">
<text:span text:style-name="NormalTok"><text:s text:c="4"/>}</text:span>
</text:p>
      <text:p text:style-name="Preformatted_20_Text">
<text:span text:style-name="NormalTok"><text:s text:c="2"/>}</text:span>
</text:p>
      <text:p text:style-name="Preformatted_20_Text">
<text:span text:style-name="NormalTok">}</text:span>
</text:p>
      <text:p text:style-name="Preformatted_20_Text">
<text:span text:style-name="DataTypeTok">&lt;/</text:span><text:span text:style-name="KeywordTok">script</text:span><text:span text:style-name="DataTypeTok">&gt;</text:span>
</text:p>
      <text:p text:style-name="First_20_paragraph"><text:span text:style-name="T1">Product Details Page</text:span></text:p>
      <text:p text:style-name="Text_20_body">In the <text:span text:style-name="Source_Text">ProductDetails.vue</text:span> file, we’ll create a simple product details page:</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 product.name }}</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p</text:span><text:span text:style-name="DataTypeTok">&gt;</text:span><text:span text:style-name="NormalTok">{{ product.description }}</text:span><text:span text:style-name="DataTypeTok">&lt;/</text:span><text:span text:style-name="KeywordTok">p</text:span><text:span text:style-name="DataTypeTok">&gt;</text:span>
</text:p>
      <text:p text:style-name="Preformatted_20_Text">
<text:span text:style-name="NormalTok"><text:s text:c="4"/></text:span><text:span text:style-name="DataTypeTok">&lt;</text:span><text:span text:style-name="KeywordTok">router-link</text:span><text:span text:style-name="OtherTok"><text:s text:c="1"/>to</text:span><text:span text:style-name="OperatorTok">=</text:span><text:span text:style-name="StringTok">"/cart"</text:span><text:span text:style-name="DataTypeTok">&gt;</text:span><text:span text:style-name="NormalTok">Add to Cart</text:span><text:span text:style-name="DataTypeTok">&lt;/</text:span><text:span text:style-name="KeywordTok">router-link</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p>
      <text:p text:style-name="Preformatted_20_Text">
<text:span text:style-name="DataTypeTok">&lt;</text:span><text:span text:style-name="KeywordTok">script</text:span><text:span text:style-name="DataTypeTok">&gt;</text:span>
</text:p>
      <text:p text:style-name="Preformatted_20_Text">
<text:span text:style-name="ImportTok">export</text:span><text:span text:style-name="NormalTok"><text:s text:c="1"/></text:span><text:span text:style-name="ImportTok">default</text:span><text:span text:style-name="NormalTok"><text:s text:c="1"/>{</text:span>
</text:p>
      <text:p text:style-name="Preformatted_20_Text">
<text:span text:style-name="NormalTok"><text:s text:c="2"/></text:span><text:span text:style-name="DataTypeTok">props</text:span><text:span text:style-name="OperatorTok">:</text:span><text:span text:style-name="NormalTok"><text:s text:c="1"/>[</text:span><text:span text:style-name="StringTok">'id'</text:span><text:span text:style-name="NormalTok">]</text:span><text:span text:style-name="OperatorTok">,</text:span>
</text:p>
      <text:p text:style-name="Preformatted_20_Text">
<text:span text:style-name="NormalTok"><text:s text:c="2"/></text:span><text:span text:style-name="FunctionTok">data</text:span><text:span text:style-name="NormalTok">() {</text:span>
</text:p>
      <text:p text:style-name="Preformatted_20_Text">
<text:span text:style-name="NormalTok"><text:s text:c="4"/></text:span><text:span text:style-name="ControlFlowTok">return</text:span><text:span text:style-name="NormalTok"><text:s text:c="1"/>{</text:span>
</text:p>
      <text:p text:style-name="Preformatted_20_Text">
<text:span text:style-name="NormalTok"><text:s text:c="6"/></text:span><text:span text:style-name="DataTypeTok">product</text:span><text:span text:style-name="OperatorTok">:</text:span><text:span text:style-name="NormalTok"><text:s text:c="1"/>{}</text:span>
</text:p>
      <text:p text:style-name="Preformatted_20_Text">
<text:span text:style-name="NormalTok"><text:s text:c="4"/>}</text:span>
</text:p>
      <text:p text:style-name="Preformatted_20_Text">
<text:span text:style-name="NormalTok"><text:s text:c="2"/>}</text:span><text:span text:style-name="OperatorTok">,</text:span>
</text:p>
      <text:p text:style-name="Preformatted_20_Text">
<text:span text:style-name="NormalTok"><text:s text:c="2"/></text:span><text:span text:style-name="FunctionTok">mounted</text:span><text:span text:style-name="NormalTok">() {</text:span>
</text:p>
      <text:p text:style-name="Preformatted_20_Text">
<text:span text:style-name="NormalTok"><text:s text:c="4"/></text:span><text:span text:style-name="CommentTok">// fetch product data from API or database</text:span>
</text:p>
      <text:p text:style-name="Preformatted_20_Text">
<text:span text:style-name="NormalTok"><text:s text:c="4"/></text:span><text:span text:style-name="KeywordTok">this</text:span><text:span text:style-name="OperatorTok">.</text:span><text:span text:style-name="AttributeTok">product</text:span><text:span text:style-name="NormalTok"><text:s text:c="1"/></text:span><text:span text:style-name="OperatorTok">=</text:span><text:span text:style-name="NormalTok"><text:s text:c="1"/>{</text:span>
</text:p>
      <text:p text:style-name="Preformatted_20_Text">
<text:span text:style-name="NormalTok"><text:s text:c="6"/></text:span><text:span text:style-name="DataTypeTok">id</text:span><text:span text:style-name="OperatorTok">:</text:span><text:span text:style-name="NormalTok"><text:s text:c="1"/></text:span><text:span text:style-name="KeywordTok">this</text:span><text:span text:style-name="OperatorTok">.</text:span><text:span text:style-name="AttributeTok">id</text:span><text:span text:style-name="OperatorTok">,</text:span>
</text:p>
      <text:p text:style-name="Preformatted_20_Text">
<text:span text:style-name="NormalTok"><text:s text:c="6"/></text:span><text:span text:style-name="DataTypeTok">name</text:span><text:span text:style-name="OperatorTok">:</text:span><text:span text:style-name="NormalTok"><text:s text:c="1"/></text:span><text:span text:style-name="StringTok">'Product 1'</text:span><text:span text:style-name="OperatorTok">,</text:span>
</text:p>
      <text:p text:style-name="Preformatted_20_Text">
<text:span text:style-name="NormalTok"><text:s text:c="6"/></text:span><text:span text:style-name="DataTypeTok">description</text:span><text:span text:style-name="OperatorTok">:</text:span><text:span text:style-name="NormalTok"><text:s text:c="1"/></text:span><text:span text:style-name="StringTok">'This is a product'</text:span>
</text:p>
      <text:p text:style-name="Preformatted_20_Text">
<text:span text:style-name="NormalTok"><text:s text:c="4"/>}</text:span>
</text:p>
      <text:p text:style-name="Preformatted_20_Text">
<text:span text:style-name="NormalTok"><text:s text:c="2"/>}</text:span>
</text:p>
      <text:p text:style-name="Preformatted_20_Text">
<text:span text:style-name="NormalTok">}</text:span>
</text:p>
      <text:p text:style-name="Preformatted_20_Text">
<text:span text:style-name="DataTypeTok">&lt;/</text:span><text:span text:style-name="KeywordTok">script</text:span><text:span text:style-name="DataTypeTok">&gt;</text:span>
</text:p>
      <text:p text:style-name="First_20_paragraph"><text:span text:style-name="T1">Cart Page</text:span></text:p>
      <text:p text:style-name="Text_20_body">In the <text:span text:style-name="Source_Text">Cart.vue</text:span> file, we’ll create a simple cart page:</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Cart</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ul</text:span><text:span text:style-name="DataTypeTok">&gt;</text:span>
</text:p>
      <text:p text:style-name="Preformatted_20_Text">
<text:span text:style-name="NormalTok"><text:s text:c="6"/></text:span><text:span text:style-name="DataTypeTok">&lt;</text:span><text:span text:style-name="KeywordTok">li</text:span><text:span text:style-name="OtherTok"><text:s text:c="1"/>v-for</text:span><text:span text:style-name="OperatorTok">=</text:span><text:span text:style-name="StringTok">"product in cart"</text:span><text:span text:style-name="OtherTok"><text:s text:c="1"/>:key</text:span><text:span text:style-name="OperatorTok">=</text:span><text:span text:style-name="StringTok">"product.id"</text:span><text:span text:style-name="DataTypeTok">&gt;</text:span>
</text:p>
      <text:p text:style-name="Preformatted_20_Text">
<text:span text:style-name="NormalTok"><text:s text:c="8"/>{{ product.name }} ({{ product.quantity }})</text:span>
</text:p>
      <text:p text:style-name="Preformatted_20_Text">
<text:span text:style-name="NormalTok"><text:s text:c="6"/></text:span><text:span text:style-name="DataTypeTok">&lt;/</text:span><text:span text:style-name="KeywordTok">li</text:span><text:span text:style-name="DataTypeTok">&gt;</text:span>
</text:p>
      <text:p text:style-name="Preformatted_20_Text">
<text:span text:style-name="NormalTok"><text:s text:c="4"/></text:span><text:span text:style-name="DataTypeTok">&lt;/</text:span><text:span text:style-name="KeywordTok">ul</text:span><text:span text:style-name="DataTypeTok">&gt;</text:span>
</text:p>
      <text:p text:style-name="Preformatted_20_Text">
<text:span text:style-name="NormalTok"><text:s text:c="4"/></text:span><text:span text:style-name="DataTypeTok">&lt;</text:span><text:span text:style-name="KeywordTok">router-link</text:span><text:span text:style-name="OtherTok"><text:s text:c="1"/>to</text:span><text:span text:style-name="OperatorTok">=</text:span><text:span text:style-name="StringTok">"/checkout"</text:span><text:span text:style-name="DataTypeTok">&gt;</text:span><text:span text:style-name="NormalTok">Checkout</text:span><text:span text:style-name="DataTypeTok">&lt;/</text:span><text:span text:style-name="KeywordTok">router-link</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p>
      <text:p text:style-name="Preformatted_20_Text">
<text:span text:style-name="DataTypeTok">&lt;</text:span><text:span text:style-name="KeywordTok">script</text:span><text:span text:style-name="DataTypeTok">&gt;</text:span>
</text:p>
      <text:p text:style-name="Preformatted_20_Text">
<text:span text:style-name="ImportTok">export</text:span><text:span text:style-name="NormalTok"><text:s text:c="1"/></text:span><text:span text:style-name="ImportTok">default</text:span><text:span text:style-name="NormalTok"><text:s text:c="1"/>{</text:span>
</text:p>
      <text:p text:style-name="Preformatted_20_Text">
<text:span text:style-name="NormalTok"><text:s text:c="2"/></text:span><text:span text:style-name="FunctionTok">data</text:span><text:span text:style-name="NormalTok">() {</text:span>
</text:p>
      <text:p text:style-name="Preformatted_20_Text">
<text:span text:style-name="NormalTok"><text:s text:c="4"/></text:span><text:span text:style-name="ControlFlowTok">return</text:span><text:span text:style-name="NormalTok"><text:s text:c="1"/>{</text:span>
</text:p>
      <text:p text:style-name="Preformatted_20_Text">
<text:span text:style-name="NormalTok"><text:s text:c="6"/></text:span><text:span text:style-name="DataTypeTok">cart</text:span><text:span text:style-name="OperatorTok">:</text:span><text:span text:style-name="NormalTok"><text:s text:c="1"/>[</text:span>
</text:p>
      <text:p text:style-name="Preformatted_20_Text">
<text:span text:style-name="NormalTok"><text:s text:c="8"/>{ </text:span><text:span text:style-name="DataTypeTok">id</text:span><text:span text:style-name="OperatorTok">:</text:span><text:span text:style-name="NormalTok"><text:s text:c="1"/></text:span><text:span text:style-name="DecValTok">1</text:span><text:span text:style-name="OperatorTok">,</text:span><text:span text:style-name="NormalTok"><text:s text:c="1"/></text:span><text:span text:style-name="DataTypeTok">name</text:span><text:span text:style-name="OperatorTok">:</text:span><text:span text:style-name="NormalTok"><text:s text:c="1"/></text:span><text:span text:style-name="StringTok">'Product 1'</text:span><text:span text:style-name="OperatorTok">,</text:span><text:span text:style-name="NormalTok"><text:s text:c="1"/></text:span><text:span text:style-name="DataTypeTok">quantity</text:span><text:span text:style-name="OperatorTok">:</text:span><text:span text:style-name="NormalTok"><text:s text:c="1"/></text:span><text:span text:style-name="DecValTok">2</text:span><text:span text:style-name="NormalTok"><text:s text:c="1"/>}</text:span><text:span text:style-name="OperatorTok">,</text:span>
</text:p>
      <text:p text:style-name="Preformatted_20_Text">
<text:span text:style-name="NormalTok"><text:s text:c="8"/>{ </text:span><text:span text:style-name="DataTypeTok">id</text:span><text:span text:style-name="OperatorTok">:</text:span><text:span text:style-name="NormalTok"><text:s text:c="1"/></text:span><text:span text:style-name="DecValTok">2</text:span><text:span text:style-name="OperatorTok">,</text:span><text:span text:style-name="NormalTok"><text:s text:c="1"/></text:span><text:span text:style-name="DataTypeTok">name</text:span><text:span text:style-name="OperatorTok">:</text:span><text:span text:style-name="NormalTok"><text:s text:c="1"/></text:span><text:span text:style-name="StringTok">'Product 2'</text:span><text:span text:style-name="OperatorTok">,</text:span><text:span text:style-name="NormalTok"><text:s text:c="1"/></text:span><text:span text:style-name="DataTypeTok">quantity</text:span><text:span text:style-name="OperatorTok">:</text:span><text:span text:style-name="NormalTok"><text:s text:c="1"/></text:span><text:span text:style-name="DecValTok">1</text:span><text:span text:style-name="NormalTok"><text:s text:c="1"/>}</text:span>
</text:p>
      <text:p text:style-name="Preformatted_20_Text">
<text:span text:style-name="NormalTok"><text:s text:c="6"/>]</text:span>
</text:p>
      <text:p text:style-name="Preformatted_20_Text">
<text:span text:style-name="NormalTok"><text:s text:c="4"/>}</text:span>
</text:p>
      <text:p text:style-name="Preformatted_20_Text">
<text:span text:style-name="NormalTok"><text:s text:c="2"/>}</text:span>
</text:p>
      <text:p text:style-name="Preformatted_20_Text">
<text:span text:style-name="NormalTok">}</text:span>
</text:p>
      <text:p text:style-name="Preformatted_20_Text">
<text:span text:style-name="DataTypeTok">&lt;/</text:span><text:span text:style-name="KeywordTok">script</text:span><text:span text:style-name="DataTypeTok">&gt;</text:span>
</text:p>
      <text:p text:style-name="First_20_paragraph"><text:span text:style-name="T1">Checkout Page</text:span></text:p>
      <text:p text:style-name="Text_20_body">In the <text:span text:style-name="Source_Text">Checkout.vue</text:span> file, we’ll create a simple checkout page:</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Checkout</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form</text:span><text:span text:style-name="DataTypeTok">&gt;</text:span>
</text:p>
      <text:p text:style-name="Preformatted_20_Text">
<text:span text:style-name="NormalTok"><text:s text:c="6"/></text:span><text:span text:style-name="DataTypeTok">&lt;</text:span><text:span text:style-name="KeywordTok">label</text:span><text:span text:style-name="OtherTok"><text:s text:c="1"/>for</text:span><text:span text:style-name="OperatorTok">=</text:span><text:span text:style-name="StringTok">"name"</text:span><text:span text:style-name="DataTypeTok">&gt;</text:span><text:span text:style-name="NormalTok">Name:</text:span><text:span text:style-name="DataTypeTok">&lt;/</text:span><text:span text:style-name="KeywordTok">label</text:span><text:span text:style-name="DataTypeTok">&gt;</text:span>
</text:p>
      <text:p text:style-name="Preformatted_20_Text">
<text:span text:style-name="NormalTok"><text:s text:c="6"/></text:span><text:span text:style-name="DataTypeTok">&lt;</text:span><text:span text:style-name="KeywordTok">input</text:span><text:span text:style-name="OtherTok"><text:s text:c="1"/>type</text:span><text:span text:style-name="OperatorTok">=</text:span><text:span text:style-name="StringTok">"text"</text:span><text:span text:style-name="OtherTok"><text:s text:c="1"/>id</text:span><text:span text:style-name="OperatorTok">=</text:span><text:span text:style-name="StringTok">"name"</text:span><text:span text:style-name="OtherTok"><text:s text:c="1"/>name</text:span><text:span text:style-name="OperatorTok">=</text:span><text:span text:style-name="StringTok">"name"</text:span><text:span text:style-name="DataTypeTok">&gt;&lt;</text:span><text:span text:style-name="KeywordTok">br</text:span><text:span text:style-name="DataTypeTok">&gt;&lt;</text:span><text:span text:style-name="KeywordTok">br</text:span><text:span text:style-name="DataTypeTok">&gt;</text:span>
</text:p>
      <text:p text:style-name="Preformatted_20_Text">
<text:span text:style-name="NormalTok"><text:s text:c="6"/></text:span><text:span text:style-name="DataTypeTok">&lt;</text:span><text:span text:style-name="KeywordTok">label</text:span><text:span text:style-name="OtherTok"><text:s text:c="1"/>for</text:span><text:span text:style-name="OperatorTok">=</text:span><text:span text:style-name="StringTok">"email"</text:span><text:span text:style-name="DataTypeTok">&gt;</text:span><text:span text:style-name="NormalTok">Email:</text:span><text:span text:style-name="DataTypeTok">&lt;/</text:span><text:span text:style-name="KeywordTok">label</text:span><text:span text:style-name="DataTypeTok">&gt;</text:span>
</text:p>
      <text:p text:style-name="Preformatted_20_Text">
<text:span text:style-name="NormalTok"><text:s text:c="6"/></text:span><text:span text:style-name="DataTypeTok">&lt;</text:span><text:span text:style-name="KeywordTok">input</text:span><text:span text:style-name="OtherTok"><text:s text:c="1"/>type</text:span><text:span text:style-name="OperatorTok">=</text:span><text:span text:style-name="StringTok">"email"</text:span><text:span text:style-name="OtherTok"><text:s text:c="1"/>id</text:span><text:span text:style-name="OperatorTok">=</text:span><text:span text:style-name="StringTok">"email"</text:span><text:span text:style-name="OtherTok"><text:s text:c="1"/>name</text:span><text:span text:style-name="OperatorTok">=</text:span><text:span text:style-name="StringTok">"email"</text:span><text:span text:style-name="DataTypeTok">&gt;&lt;</text:span><text:span text:style-name="KeywordTok">br</text:span><text:span text:style-name="DataTypeTok">&gt;&lt;</text:span><text:span text:style-name="KeywordTok">br</text:span><text:span text:style-name="DataTypeTok">&gt;</text:span>
</text:p>
      <text:p text:style-name="Preformatted_20_Text">
<text:span text:style-name="NormalTok"><text:s text:c="6"/></text:span><text:span text:style-name="DataTypeTok">&lt;</text:span><text:span text:style-name="KeywordTok">input</text:span><text:span text:style-name="OtherTok"><text:s text:c="1"/>type</text:span><text:span text:style-name="OperatorTok">=</text:span><text:span text:style-name="StringTok">"submit"</text:span><text:span text:style-name="OtherTok"><text:s text:c="1"/>value</text:span><text:span text:style-name="OperatorTok">=</text:span><text:span text:style-name="StringTok">"Checkout"</text:span><text:span text:style-name="DataTypeTok">&gt;</text:span>
</text:p>
      <text:p text:style-name="Preformatted_20_Text">
<text:span text:style-name="NormalTok"><text:s text:c="4"/></text:span><text:span text:style-name="DataTypeTok">&lt;/</text:span><text:span text:style-name="KeywordTok">form</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First_20_paragraph">That’s it! We’ve built a small e-commerce application using Vue Router.</text:p>
      <text:p text:style-name="Text_20_body">You can run the application by running <text:span text:style-name="Source_Text">npm run serve</text:span> and navigating to <text:span text:style-name="Source_Text">http://localhost:8080</text:span> in your browser.</text:p>
      <text:p text:style-name="Text_20_body">You can navigate between the different pages using the links provided.</text:p>
      <text:p text:style-name="Text_20_body">Note that this is a very basic example and you may want to add more features to your application, such as user authentication, payment processing, and inventory management.</text:p>
      <text:p text:style-name="Text_20_body">Also, you can use Vuex to manage the state of your application, and to share data between components.</text:p>
      <text:p text:style-name="Text_20_body">Let’s dive into defining and navigating between different routes with Vue Router.</text:p>
      <text:p text:style-name="Text_20_body"><text:span text:style-name="T1">Defining Routes</text:span></text:p>
      <text:p text:style-name="Text_20_body">We’ve already covered the basics of defining routes in the previous topic. To recap, routes are defined as an array of objects, where each object represents a route. Here’s an example:</text:p>
      <text:p text:style-name="Preformatted_20_Text">
<text:span text:style-name="KeywordTok">const</text:span><text:span text:style-name="NormalTok"><text:s text:c="1"/>routes </text:span><text:span text:style-name="OperatorTok">=</text:span><text:span text:style-name="NormalTok"><text:s text:c="1"/>[</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home'</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Home</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About</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contac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contac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Contact</text:span>
</text:p>
      <text:p text:style-name="Preformatted_20_Text">
<text:span text:style-name="NormalTok"><text:s text:c="2"/>}</text:span>
</text:p>
      <text:p text:style-name="Preformatted_20_Text">
<text:span text:style-name="NormalTok">]</text:span>
</text:p>
      <text:p text:style-name="First_20_paragraph">In this example, we define three routes: <text:span text:style-name="Source_Text">/</text:span>, <text:span text:style-name="Source_Text">/about</text:span>, and <text:span text:style-name="Source_Text">/contact</text:span>. Each route has a <text:span text:style-name="Source_Text">path</text:span>, <text:span text:style-name="Source_Text">name</text:span>, and <text:span text:style-name="Source_Text">component</text:span> property.</text:p>
      <text:p text:style-name="Text_20_body"><text:span text:style-name="T1">Route Properties</text:span></text:p>
      <text:p text:style-name="Text_20_body">Here are the common properties used when defining routes:</text:p>
      <text:list text:style-name="L3">
        <text:list-item>
          <text:p text:style-name="P3"><text:span text:style-name="Source_Text">path</text:span>: The URL path for the route.</text:p>
        </text:list-item>
        <text:list-item>
          <text:p text:style-name="P3"><text:span text:style-name="Source_Text">name</text:span>: A unique name for the route.</text:p>
        </text:list-item>
        <text:list-item>
          <text:p text:style-name="P3"><text:span text:style-name="Source_Text">component</text:span>: The component to render when the route is active.</text:p>
        </text:list-item>
        <text:list-item>
          <text:p text:style-name="P3"><text:span text:style-name="Source_Text">redirect</text:span>: A route to redirect to when this route is accessed.</text:p>
        </text:list-item>
        <text:list-item>
          <text:p text:style-name="P3"><text:span text:style-name="Source_Text">children</text:span>: An array of child routes.</text:p>
        </text:list-item>
        <text:list-item>
          <text:p text:style-name="P3"><text:span text:style-name="Source_Text">meta</text:span>: An object for storing arbitrary metadata about the route.</text:p>
        </text:list-item>
      </text:list>
      <text:p text:style-name="First_20_paragraph"><text:span text:style-name="T1">Navigating Between Routes</text:span></text:p>
      <text:p text:style-name="Text_20_body">To navigate between routes, you can use the <text:span text:style-name="Source_Text">router-link</text:span> component or the <text:span text:style-name="Source_Text">router.push</text:span> method.</text:p>
      <text:p text:style-name="Text_20_body"><text:span text:style-name="T1">Using </text:span><text:span text:style-name="Source_Text">router-link</text:span></text:p>
      <text:p text:style-name="Text_20_body">The <text:span text:style-name="Source_Text">router-link</text:span> component is used to create a link that navigates to a specific route. Here’s an example:</text:p>
      <text:p text:style-name="Preformatted_20_Text">
<text:span text:style-name="DataTypeTok">&lt;</text:span><text:span text:style-name="KeywordTok">router-link</text:span><text:span text:style-name="OtherTok"><text:s text:c="1"/>to</text:span><text:span text:style-name="OperatorTok">=</text:span><text:span text:style-name="StringTok">"/about"</text:span><text:span text:style-name="DataTypeTok">&gt;</text:span><text:span text:style-name="NormalTok">Go to About</text:span><text:span text:style-name="DataTypeTok">&lt;/</text:span><text:span text:style-name="KeywordTok">router-link</text:span><text:span text:style-name="DataTypeTok">&gt;</text:span>
</text:p>
      <text:p text:style-name="First_20_paragraph">In this example, the link will navigate to the <text:span text:style-name="Source_Text">/about</text:span> route when clicked.</text:p>
      <text:p text:style-name="Text_20_body"><text:span text:style-name="T1">Using </text:span><text:span text:style-name="Source_Text">router.push</text:span></text:p>
      <text:p text:style-name="Text_20_body">The <text:span text:style-name="Source_Text">router.push</text:span> method is used to programmatically navigate to a route. Here’s an example:</text:p>
      <text:p text:style-name="Preformatted_20_Text">
<text:span text:style-name="KeywordTok">this</text:span><text:span text:style-name="OperatorTok">.</text:span><text:span text:style-name="AttributeTok">$router</text:span><text:span text:style-name="OperatorTok">.</text:span><text:span text:style-name="FunctionTok">push</text:span><text:span text:style-name="NormalTok">(</text:span><text:span text:style-name="StringTok">'/about'</text:span><text:span text:style-name="NormalTok">)</text:span>
</text:p>
      <text:p text:style-name="First_20_paragraph">In this example, the <text:span text:style-name="Source_Text">router.push</text:span> method navigates to the <text:span text:style-name="Source_Text">/about</text:span> route.</text:p>
      <text:p text:style-name="Text_20_body"><text:span text:style-name="T1">Named Routes</text:span></text:p>
      <text:p text:style-name="Text_20_body">You can also navigate to a route by its name using the <text:span text:style-name="Source_Text">:to</text:span> property on the <text:span text:style-name="Source_Text">router-link</text:span> component or the <text:span text:style-name="Source_Text">router.push</text:span> method. Here’s an example:</text:p>
      <text:p text:style-name="Preformatted_20_Text">
<text:span text:style-name="DataTypeTok">&lt;</text:span><text:span text:style-name="KeywordTok">router-link</text:span><text:span text:style-name="OtherTok"><text:s text:c="1"/>:to</text:span><text:span text:style-name="OperatorTok">=</text:span><text:span text:style-name="StringTok">"{ name: 'about' }"</text:span><text:span text:style-name="DataTypeTok">&gt;</text:span><text:span text:style-name="NormalTok">Go to About</text:span><text:span text:style-name="DataTypeTok">&lt;/</text:span><text:span text:style-name="KeywordTok">router-link</text:span><text:span text:style-name="DataTypeTok">&gt;</text:span>
</text:p>
      <text:p text:style-name="First_20_paragraph">Or:</text:p>
      <text:p text:style-name="Preformatted_20_Text">
<text:span text:style-name="KeywordTok">this</text:span><text:span text:style-name="OperatorTok">.</text:span><text:span text:style-name="AttributeTok">$router</text:span><text:span text:style-name="OperatorTok">.</text:span><text:span text:style-name="FunctionTok">push</text:span><text:span text:style-name="NormalTok">({ </text:span><text:span text:style-name="DataTypeTok">name</text:span><text:span text:style-name="OperatorTok">:</text:span><text:span text:style-name="NormalTok"><text:s text:c="1"/></text:span><text:span text:style-name="StringTok">'about'</text:span><text:span text:style-name="NormalTok"><text:s text:c="1"/>})</text:span>
</text:p>
      <text:p text:style-name="First_20_paragraph"><text:span text:style-name="T1">Dynamic Route Parameters</text:span></text:p>
      <text:p text:style-name="Text_20_body">You can also define routes with dynamic parameters using the <text:span text:style-name="Source_Text">:</text:span> syntax. Here’s an example:</text:p>
      <text:p text:style-name="Preformatted_20_Text">
<text:span text:style-name="KeywordTok">const</text:span><text:span text:style-name="NormalTok"><text:s text:c="1"/>routes </text:span><text:span text:style-name="OperatorTok">=</text:span><text:span text:style-name="NormalTok"><text:s text:c="1"/>[</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user/:id'</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user'</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User</text:span>
</text:p>
      <text:p text:style-name="Preformatted_20_Text">
<text:span text:style-name="NormalTok"><text:s text:c="2"/>}</text:span>
</text:p>
      <text:p text:style-name="Preformatted_20_Text">
<text:span text:style-name="NormalTok">]</text:span>
</text:p>
      <text:p text:style-name="First_20_paragraph">In this example, the <text:span text:style-name="Source_Text">:id</text:span> parameter is a dynamic parameter that can be accessed in the component using the <text:span text:style-name="Source_Text">$route.params</text:span> object.</text:p>
      <text:p text:style-name="Text_20_body"><text:span text:style-name="T1">Query Parameters</text:span></text:p>
      <text:p text:style-name="Text_20_body">You can also pass query parameters to a route using the <text:span text:style-name="Source_Text">?</text:span> syntax. Here’s an example:</text:p>
      <text:p text:style-name="Preformatted_20_Text">
<text:span text:style-name="DataTypeTok">&lt;</text:span><text:span text:style-name="KeywordTok">router-link</text:span><text:span text:style-name="OtherTok"><text:s text:c="1"/>:to</text:span><text:span text:style-name="OperatorTok">=</text:span><text:span text:style-name="StringTok">"{ name: 'user', query: { id: 1 } }"</text:span><text:span text:style-name="DataTypeTok">&gt;</text:span><text:span text:style-name="NormalTok">Go to User</text:span><text:span text:style-name="DataTypeTok">&lt;/</text:span><text:span text:style-name="KeywordTok">router-link</text:span><text:span text:style-name="DataTypeTok">&gt;</text:span>
</text:p>
      <text:p text:style-name="First_20_paragraph">Or:</text:p>
      <text:p text:style-name="Preformatted_20_Text">
<text:span text:style-name="KeywordTok">this</text:span><text:span text:style-name="OperatorTok">.</text:span><text:span text:style-name="AttributeTok">$router</text:span><text:span text:style-name="OperatorTok">.</text:span><text:span text:style-name="FunctionTok">push</text:span><text:span text:style-name="NormalTok">({ </text:span><text:span text:style-name="DataTypeTok">name</text:span><text:span text:style-name="OperatorTok">:</text:span><text:span text:style-name="NormalTok"><text:s text:c="1"/></text:span><text:span text:style-name="StringTok">'user'</text:span><text:span text:style-name="OperatorTok">,</text:span><text:span text:style-name="NormalTok"><text:s text:c="1"/></text:span><text:span text:style-name="DataTypeTok">query</text:span><text:span text:style-name="OperatorTok">:</text:span><text:span text:style-name="NormalTok"><text:s text:c="1"/>{ </text:span><text:span text:style-name="DataTypeTok">id</text:span><text:span text:style-name="OperatorTok">:</text:span><text:span text:style-name="NormalTok"><text:s text:c="1"/></text:span><text:span text:style-name="DecValTok">1</text:span><text:span text:style-name="NormalTok"><text:s text:c="1"/>} })</text:span>
</text:p>
      <text:p text:style-name="First_20_paragraph">In this example, the <text:span text:style-name="Source_Text">id</text:span> query parameter is passed to the <text:span text:style-name="Source_Text">user</text:span> route.</text:p>
      <text:p text:style-name="Text_20_body"><text:span text:style-name="T1">Creating a Vuex Store</text:span></text:p>
      <text:p text:style-name="Text_20_body">First, we need to create a new file for our Vuex store. Let’s call it <text:span text:style-name="Source_Text">store.js</text:span>. In this file, we’ll define our Vuex store and its state, mutations, actions, and getters.</text:p>
      <text:p text:style-name="Preformatted_20_Text">
<text:span text:style-name="CommentTok">// store.js</text:span>
</text:p>
      <text:p text:style-name="Preformatted_20_Text">
<text:span text:style-name="ImportTok">import</text:span><text:span text:style-name="NormalTok"><text:s text:c="1"/>Vue </text:span><text:span text:style-name="ImportTok">from</text:span><text:span text:style-name="NormalTok"><text:s text:c="1"/></text:span><text:span text:style-name="StringTok">'vue'</text:span>
</text:p>
      <text:p text:style-name="Preformatted_20_Text">
<text:span text:style-name="ImportTok">import</text:span><text:span text:style-name="NormalTok"><text:s text:c="1"/>Vuex </text:span><text:span text:style-name="ImportTok">from</text:span><text:span text:style-name="NormalTok"><text:s text:c="1"/></text:span><text:span text:style-name="StringTok">'vuex'</text:span>
</text:p>
      <text:p text:style-name="Preformatted_20_Text">
</text:p>
      <text:p text:style-name="Preformatted_20_Text">
<text:span text:style-name="NormalTok">Vue</text:span><text:span text:style-name="OperatorTok">.</text:span><text:span text:style-name="FunctionTok">use</text:span><text:span text:style-name="NormalTok">(Vuex)</text:span>
</text:p>
      <text:p text:style-name="Preformatted_20_Text">
</text:p>
      <text:p text:style-name="Preformatted_20_Text">
<text:span text:style-name="KeywordTok">const</text:span><text:span text:style-name="NormalTok"><text:s text:c="1"/>store </text:span><text:span text:style-name="OperatorTok">=</text:span><text:span text:style-name="NormalTok"><text:s text:c="1"/></text:span><text:span text:style-name="KeywordTok">new</text:span><text:span text:style-name="NormalTok"><text:s text:c="1"/>Vuex</text:span><text:span text:style-name="OperatorTok">.</text:span><text:span text:style-name="FunctionTok">Store</text:span><text:span text:style-name="NormalTok">({</text:span>
</text:p>
      <text:p text:style-name="Preformatted_20_Text">
<text:span text:style-name="NormalTok"><text:s text:c="2"/></text:span><text:span text:style-name="DataTypeTok">state</text:span><text:span text:style-name="OperatorTok">:</text:span><text:span text:style-name="NormalTok"><text:s text:c="1"/>{</text:span>
</text:p>
      <text:p text:style-name="Preformatted_20_Text">
<text:span text:style-name="NormalTok"><text:s text:c="4"/></text:span><text:span text:style-name="DataTypeTok">user</text:span><text:span text:style-name="OperatorTok">:</text:span><text:span text:style-name="NormalTok"><text:s text:c="1"/></text:span><text:span text:style-name="KeywordTok">null</text:span>
</text:p>
      <text:p text:style-name="Preformatted_20_Text">
<text:span text:style-name="NormalTok"><text:s text:c="2"/>}</text:span><text:span text:style-name="OperatorTok">,</text:span>
</text:p>
      <text:p text:style-name="Preformatted_20_Text">
<text:span text:style-name="NormalTok"><text:s text:c="2"/></text:span><text:span text:style-name="DataTypeTok">mutations</text:span><text:span text:style-name="OperatorTok">:</text:span><text:span text:style-name="NormalTok"><text:s text:c="1"/>{</text:span>
</text:p>
      <text:p text:style-name="Preformatted_20_Text">
<text:span text:style-name="NormalTok"><text:s text:c="4"/></text:span><text:span text:style-name="FunctionTok">SET_USER</text:span><text:span text:style-name="NormalTok">(state</text:span><text:span text:style-name="OperatorTok">,</text:span><text:span text:style-name="NormalTok"><text:s text:c="1"/>user) {</text:span>
</text:p>
      <text:p text:style-name="Preformatted_20_Text">
<text:span text:style-name="NormalTok"><text:s text:c="6"/>state</text:span><text:span text:style-name="OperatorTok">.</text:span><text:span text:style-name="AttributeTok">user</text:span><text:span text:style-name="NormalTok"><text:s text:c="1"/></text:span><text:span text:style-name="OperatorTok">=</text:span><text:span text:style-name="NormalTok"><text:s text:c="1"/>user</text:span>
</text:p>
      <text:p text:style-name="Preformatted_20_Text">
<text:span text:style-name="NormalTok"><text:s text:c="4"/>}</text:span><text:span text:style-name="OperatorTok">,</text:span>
</text:p>
      <text:p text:style-name="Preformatted_20_Text">
<text:span text:style-name="NormalTok"><text:s text:c="4"/></text:span><text:span text:style-name="FunctionTok">CLEAR_USER</text:span><text:span text:style-name="NormalTok">(state) {</text:span>
</text:p>
      <text:p text:style-name="Preformatted_20_Text">
<text:span text:style-name="NormalTok"><text:s text:c="6"/>state</text:span><text:span text:style-name="OperatorTok">.</text:span><text:span text:style-name="AttributeTok">user</text:span><text:span text:style-name="NormalTok"><text:s text:c="1"/></text:span><text:span text:style-name="OperatorTok">=</text:span><text:span text:style-name="NormalTok"><text:s text:c="1"/></text:span><text:span text:style-name="KeywordTok">null</text:span>
</text:p>
      <text:p text:style-name="Preformatted_20_Text">
<text:span text:style-name="NormalTok"><text:s text:c="4"/>}</text:span>
</text:p>
      <text:p text:style-name="Preformatted_20_Text">
<text:span text:style-name="NormalTok"><text:s text:c="2"/>}</text:span><text:span text:style-name="OperatorTok">,</text:span>
</text:p>
      <text:p text:style-name="Preformatted_20_Text">
<text:span text:style-name="NormalTok"><text:s text:c="2"/></text:span><text:span text:style-name="DataTypeTok">actions</text:span><text:span text:style-name="OperatorTok">:</text:span><text:span text:style-name="NormalTok"><text:s text:c="1"/>{</text:span>
</text:p>
      <text:p text:style-name="Preformatted_20_Text">
<text:span text:style-name="NormalTok"><text:s text:c="4"/></text:span><text:span text:style-name="FunctionTok">login</text:span><text:span text:style-name="NormalTok">({ commit }</text:span><text:span text:style-name="OperatorTok">,</text:span><text:span text:style-name="NormalTok"><text:s text:c="1"/>user) {</text:span>
</text:p>
      <text:p text:style-name="Preformatted_20_Text">
<text:span text:style-name="NormalTok"><text:s text:c="6"/></text:span><text:span text:style-name="FunctionTok">commit</text:span><text:span text:style-name="NormalTok">(</text:span><text:span text:style-name="StringTok">'SET_USER'</text:span><text:span text:style-name="OperatorTok">,</text:span><text:span text:style-name="NormalTok"><text:s text:c="1"/>user)</text:span>
</text:p>
      <text:p text:style-name="Preformatted_20_Text">
<text:span text:style-name="NormalTok"><text:s text:c="4"/>}</text:span><text:span text:style-name="OperatorTok">,</text:span>
</text:p>
      <text:p text:style-name="Preformatted_20_Text">
<text:span text:style-name="NormalTok"><text:s text:c="4"/></text:span><text:span text:style-name="FunctionTok">logout</text:span><text:span text:style-name="NormalTok">({ commit }) {</text:span>
</text:p>
      <text:p text:style-name="Preformatted_20_Text">
<text:span text:style-name="NormalTok"><text:s text:c="6"/></text:span><text:span text:style-name="FunctionTok">commit</text:span><text:span text:style-name="NormalTok">(</text:span><text:span text:style-name="StringTok">'CLEAR_USER'</text:span><text:span text:style-name="NormalTok">)</text:span>
</text:p>
      <text:p text:style-name="Preformatted_20_Text">
<text:span text:style-name="NormalTok"><text:s text:c="4"/>}</text:span>
</text:p>
      <text:p text:style-name="Preformatted_20_Text">
<text:span text:style-name="NormalTok"><text:s text:c="2"/>}</text:span><text:span text:style-name="OperatorTok">,</text:span>
</text:p>
      <text:p text:style-name="Preformatted_20_Text">
<text:span text:style-name="NormalTok"><text:s text:c="2"/></text:span><text:span text:style-name="DataTypeTok">getters</text:span><text:span text:style-name="OperatorTok">:</text:span><text:span text:style-name="NormalTok"><text:s text:c="1"/>{</text:span>
</text:p>
      <text:p text:style-name="Preformatted_20_Text">
<text:span text:style-name="NormalTok"><text:s text:c="4"/></text:span><text:span text:style-name="DataTypeTok">user</text:span><text:span text:style-name="OperatorTok">:</text:span><text:span text:style-name="NormalTok"><text:s text:c="1"/>state </text:span><text:span text:style-name="KeywordTok">=&gt;</text:span><text:span text:style-name="NormalTok"><text:s text:c="1"/>state</text:span><text:span text:style-name="OperatorTok">.</text:span><text:span text:style-name="AttributeTok">user</text:span>
</text:p>
      <text:p text:style-name="Preformatted_20_Text">
<text:span text:style-name="NormalTok"><text:s text:c="2"/>}</text:span>
</text:p>
      <text:p text:style-name="Preformatted_20_Text">
<text:span text:style-name="NormalTok">})</text:span>
</text:p>
      <text:p text:style-name="Preformatted_20_Text">
</text:p>
      <text:p text:style-name="Preformatted_20_Text">
<text:span text:style-name="ImportTok">export</text:span><text:span text:style-name="NormalTok"><text:s text:c="1"/></text:span><text:span text:style-name="ImportTok">default</text:span><text:span text:style-name="NormalTok"><text:s text:c="1"/>store</text:span>
</text:p>
      <text:p text:style-name="First_20_paragraph">In this example, we define a Vuex store with a single state property <text:span text:style-name="Source_Text">user</text:span>, which will hold the current user object. We also define two mutations: <text:span text:style-name="Source_Text">SET_USER</text:span> and <text:span text:style-name="Source_Text">CLEAR_USER</text:span>, which update the <text:span text:style-name="Source_Text">user</text:span> state. Additionally, we define two actions: <text:span text:style-name="Source_Text">login</text:span> and <text:span text:style-name="Source_Text">logout</text:span>, which commit the respective mutations. Finally, we define a getter <text:span text:style-name="Source_Text">user</text:span> that returns the current user state.</text:p>
      <text:p text:style-name="Text_20_body"><text:span text:style-name="T1">Using the Vuex Store in Our Application</text:span></text:p>
      <text:p text:style-name="Text_20_body">Next, we need to use our Vuex store in our Vue application. We can do this by importing the store and using it in our components.</text:p>
      <text:p text:style-name="Text_20_body">Let’s create a new file called <text:span text:style-name="Source_Text">main.js</text:span> and import our Vuex store:</text:p>
      <text:p text:style-name="Preformatted_20_Text">
<text:span text:style-name="CommentTok">// main.js</text:span>
</text:p>
      <text:p text:style-name="Preformatted_20_Text">
<text:span text:style-name="ImportTok">import</text:span><text:span text:style-name="NormalTok"><text:s text:c="1"/>Vue </text:span><text:span text:style-name="ImportTok">from</text:span><text:span text:style-name="NormalTok"><text:s text:c="1"/></text:span><text:span text:style-name="StringTok">'vue'</text:span>
</text:p>
      <text:p text:style-name="Preformatted_20_Text">
<text:span text:style-name="ImportTok">import</text:span><text:span text:style-name="NormalTok"><text:s text:c="1"/>App </text:span><text:span text:style-name="ImportTok">from</text:span><text:span text:style-name="NormalTok"><text:s text:c="1"/></text:span><text:span text:style-name="StringTok">'./App.vue'</text:span>
</text:p>
      <text:p text:style-name="Preformatted_20_Text">
<text:span text:style-name="ImportTok">import</text:span><text:span text:style-name="NormalTok"><text:s text:c="1"/>store </text:span><text:span text:style-name="ImportTok">from</text:span><text:span text:style-name="NormalTok"><text:s text:c="1"/></text:span><text:span text:style-name="StringTok">'./store'</text:span>
</text:p>
      <text:p text:style-name="Preformatted_20_Text">
</text:p>
      <text:p text:style-name="Preformatted_20_Text">
<text:span text:style-name="KeywordTok">new</text:span><text:span text:style-name="NormalTok"><text:s text:c="1"/></text:span><text:span text:style-name="FunctionTok">Vue</text:span><text:span text:style-name="NormalTok">({</text:span>
</text:p>
      <text:p text:style-name="Preformatted_20_Text">
<text:span text:style-name="NormalTok"><text:s text:c="2"/>store</text:span><text:span text:style-name="OperatorTok">,</text:span>
</text:p>
      <text:p text:style-name="Preformatted_20_Text">
<text:span text:style-name="NormalTok"><text:s text:c="2"/></text:span><text:span text:style-name="DataTypeTok">render</text:span><text:span text:style-name="OperatorTok">:</text:span><text:span text:style-name="NormalTok"><text:s text:c="1"/>h </text:span><text:span text:style-name="KeywordTok">=&gt;</text:span><text:span text:style-name="NormalTok"><text:s text:c="1"/></text:span><text:span text:style-name="FunctionTok">h</text:span><text:span text:style-name="NormalTok">(App)</text:span>
</text:p>
      <text:p text:style-name="Preformatted_20_Text">
<text:span text:style-name="NormalTok">})</text:span><text:span text:style-name="OperatorTok">.</text:span><text:span text:style-name="FunctionTok">$mount</text:span><text:span text:style-name="NormalTok">(</text:span><text:span text:style-name="StringTok">'#app'</text:span><text:span text:style-name="NormalTok">)</text:span>
</text:p>
      <text:p text:style-name="First_20_paragraph">Now, we can use our Vuex store in our components. For example, let’s create a new component called <text:span text:style-name="Source_Text">Login.vue</text:span> that uses the <text:span text:style-name="Source_Text">login</text:span> action to set the current user:</text:p>
      <text:p text:style-name="Preformatted_20_Text">
<text:span text:style-name="CommentTok">&lt;!-- Login.vue --&gt;</text:span>
</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form</text:span><text:span text:style-name="OtherTok"><text:s text:c="1"/></text:span><text:span text:style-name="ErrorTok">@</text:span><text:span text:style-name="OtherTok">submit.prevent</text:span><text:span text:style-name="OperatorTok">=</text:span><text:span text:style-name="StringTok">"login"</text:span><text:span text:style-name="DataTypeTok">&gt;</text:span>
</text:p>
      <text:p text:style-name="Preformatted_20_Text">
<text:span text:style-name="NormalTok"><text:s text:c="8"/></text:span><text:span text:style-name="DataTypeTok">&lt;</text:span><text:span text:style-name="KeywordTok">input</text:span><text:span text:style-name="OtherTok"><text:s text:c="1"/>v-model</text:span><text:span text:style-name="OperatorTok">=</text:span><text:span text:style-name="StringTok">"username"</text:span><text:span text:style-name="OtherTok"><text:s text:c="1"/>type</text:span><text:span text:style-name="OperatorTok">=</text:span><text:span text:style-name="StringTok">"text"</text:span><text:span text:style-name="OtherTok"><text:s text:c="1"/>placeholder</text:span><text:span text:style-name="OperatorTok">=</text:span><text:span text:style-name="StringTok">"Username"</text:span><text:span text:style-name="DataTypeTok">&gt;</text:span>
</text:p>
      <text:p text:style-name="Preformatted_20_Text">
<text:span text:style-name="NormalTok"><text:s text:c="8"/></text:span><text:span text:style-name="DataTypeTok">&lt;</text:span><text:span text:style-name="KeywordTok">input</text:span><text:span text:style-name="OtherTok"><text:s text:c="1"/>v-model</text:span><text:span text:style-name="OperatorTok">=</text:span><text:span text:style-name="StringTok">"password"</text:span><text:span text:style-name="OtherTok"><text:s text:c="1"/>type</text:span><text:span text:style-name="OperatorTok">=</text:span><text:span text:style-name="StringTok">"password"</text:span><text:span text:style-name="OtherTok"><text:s text:c="1"/>placeholder</text:span><text:span text:style-name="OperatorTok">=</text:span><text:span text:style-name="StringTok">"Password"</text:span><text:span text:style-name="DataTypeTok">&gt;</text:span>
</text:p>
      <text:p text:style-name="Preformatted_20_Text">
<text:span text:style-name="NormalTok"><text:s text:c="8"/></text:span><text:span text:style-name="DataTypeTok">&lt;</text:span><text:span text:style-name="KeywordTok">button</text:span><text:span text:style-name="OtherTok"><text:s text:c="1"/>type</text:span><text:span text:style-name="OperatorTok">=</text:span><text:span text:style-name="StringTok">"submit"</text:span><text:span text:style-name="DataTypeTok">&gt;</text:span><text:span text:style-name="NormalTok">Login</text:span><text:span text:style-name="DataTypeTok">&lt;/</text:span><text:span text:style-name="KeywordTok">button</text:span><text:span text:style-name="DataTypeTok">&gt;</text:span>
</text:p>
      <text:p text:style-name="Preformatted_20_Text">
<text:span text:style-name="NormalTok"><text:s text:c="4"/></text:span><text:span text:style-name="DataTypeTok">&lt;/</text:span><text:span text:style-name="KeywordTok">form</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p>
      <text:p text:style-name="Preformatted_20_Text">
<text:span text:style-name="DataTypeTok">&lt;</text:span><text:span text:style-name="KeywordTok">script</text:span><text:span text:style-name="DataTypeTok">&gt;</text:span>
</text:p>
      <text:p text:style-name="Preformatted_20_Text">
<text:span text:style-name="ImportTok">export</text:span><text:span text:style-name="NormalTok"><text:s text:c="1"/></text:span><text:span text:style-name="ImportTok">default</text:span><text:span text:style-name="NormalTok"><text:s text:c="1"/>{</text:span>
</text:p>
      <text:p text:style-name="Preformatted_20_Text">
<text:span text:style-name="NormalTok"><text:s text:c="2"/></text:span><text:span text:style-name="FunctionTok">data</text:span><text:span text:style-name="NormalTok">() {</text:span>
</text:p>
      <text:p text:style-name="Preformatted_20_Text">
<text:span text:style-name="NormalTok"><text:s text:c="4"/></text:span><text:span text:style-name="ControlFlowTok">return</text:span><text:span text:style-name="NormalTok"><text:s text:c="1"/>{</text:span>
</text:p>
      <text:p text:style-name="Preformatted_20_Text">
<text:span text:style-name="NormalTok"><text:s text:c="6"/></text:span><text:span text:style-name="DataTypeTok">username</text:span><text:span text:style-name="OperatorTok">:</text:span><text:span text:style-name="NormalTok"><text:s text:c="1"/></text:span><text:span text:style-name="StringTok">''</text:span><text:span text:style-name="OperatorTok">,</text:span>
</text:p>
      <text:p text:style-name="Preformatted_20_Text">
<text:span text:style-name="NormalTok"><text:s text:c="6"/></text:span><text:span text:style-name="DataTypeTok">password</text:span><text:span text:style-name="OperatorTok">:</text:span><text:span text:style-name="NormalTok"><text:s text:c="1"/></text:span><text:span text:style-name="StringTok">''</text:span>
</text:p>
      <text:p text:style-name="Preformatted_20_Text">
<text:span text:style-name="NormalTok"><text:s text:c="4"/>}</text:span>
</text:p>
      <text:p text:style-name="Preformatted_20_Text">
<text:span text:style-name="NormalTok"><text:s text:c="2"/>}</text:span><text:span text:style-name="OperatorTok">,</text:span>
</text:p>
      <text:p text:style-name="Preformatted_20_Text">
<text:span text:style-name="NormalTok"><text:s text:c="2"/></text:span><text:span text:style-name="DataTypeTok">methods</text:span><text:span text:style-name="OperatorTok">:</text:span><text:span text:style-name="NormalTok"><text:s text:c="1"/>{</text:span>
</text:p>
      <text:p text:style-name="Preformatted_20_Text">
<text:span text:style-name="NormalTok"><text:s text:c="4"/></text:span><text:span text:style-name="FunctionTok">login</text:span><text:span text:style-name="NormalTok">() {</text:span>
</text:p>
      <text:p text:style-name="Preformatted_20_Text">
<text:span text:style-name="NormalTok"><text:s text:c="6"/></text:span><text:span text:style-name="KeywordTok">const</text:span><text:span text:style-name="NormalTok"><text:s text:c="1"/>user </text:span><text:span text:style-name="OperatorTok">=</text:span><text:span text:style-name="NormalTok"><text:s text:c="1"/>{ </text:span><text:span text:style-name="DataTypeTok">username</text:span><text:span text:style-name="OperatorTok">:</text:span><text:span text:style-name="NormalTok"><text:s text:c="1"/></text:span><text:span text:style-name="KeywordTok">this</text:span><text:span text:style-name="OperatorTok">.</text:span><text:span text:style-name="AttributeTok">username</text:span><text:span text:style-name="OperatorTok">,</text:span><text:span text:style-name="NormalTok"><text:s text:c="1"/></text:span><text:span text:style-name="DataTypeTok">password</text:span><text:span text:style-name="OperatorTok">:</text:span><text:span text:style-name="NormalTok"><text:s text:c="1"/></text:span><text:span text:style-name="KeywordTok">this</text:span><text:span text:style-name="OperatorTok">.</text:span><text:span text:style-name="AttributeTok">password</text:span><text:span text:style-name="NormalTok"><text:s text:c="1"/>}</text:span>
</text:p>
      <text:p text:style-name="Preformatted_20_Text">
<text:span text:style-name="NormalTok"><text:s text:c="6"/></text:span><text:span text:style-name="KeywordTok">this</text:span><text:span text:style-name="OperatorTok">.</text:span><text:span text:style-name="AttributeTok">$store</text:span><text:span text:style-name="OperatorTok">.</text:span><text:span text:style-name="FunctionTok">dispatch</text:span><text:span text:style-name="NormalTok">(</text:span><text:span text:style-name="StringTok">'login'</text:span><text:span text:style-name="OperatorTok">,</text:span><text:span text:style-name="NormalTok"><text:s text:c="1"/>user)</text:span>
</text:p>
      <text:p text:style-name="Preformatted_20_Text">
<text:span text:style-name="NormalTok"><text:s text:c="4"/>}</text:span>
</text:p>
      <text:p text:style-name="Preformatted_20_Text">
<text:span text:style-name="NormalTok"><text:s text:c="2"/>}</text:span>
</text:p>
      <text:p text:style-name="Preformatted_20_Text">
<text:span text:style-name="NormalTok">}</text:span>
</text:p>
      <text:p text:style-name="Preformatted_20_Text">
<text:span text:style-name="DataTypeTok">&lt;/</text:span><text:span text:style-name="KeywordTok">script</text:span><text:span text:style-name="DataTypeTok">&gt;</text:span>
</text:p>
      <text:p text:style-name="First_20_paragraph">In this example, we define a <text:span text:style-name="Source_Text">login</text:span> method that dispatches the <text:span text:style-name="Source_Text">login</text:span> action with the user object.</text:p>
      <text:p text:style-name="Text_20_body"><text:span text:style-name="T1">Accessing the User State</text:span></text:p>
      <text:p text:style-name="Text_20_body">Finally, we can access the user state in our components using the Vuex getter. For example, let’s create a new component called <text:span text:style-name="Source_Text">UserProfile.vue</text:span> that displays the current user’s username:</text:p>
      <text:p text:style-name="Preformatted_20_Text">
<text:span text:style-name="CommentTok">&lt;!-- UserProfile.vue --&gt;</text:span>
</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 user.username }}</text:span><text:span text:style-name="DataTypeTok">&lt;/</text:span><text:span text:style-name="KeywordTok">h1</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p>
      <text:p text:style-name="Preformatted_20_Text">
<text:span text:style-name="DataTypeTok">&lt;</text:span><text:span text:style-name="KeywordTok">script</text:span><text:span text:style-name="DataTypeTok">&gt;</text:span>
</text:p>
      <text:p text:style-name="Preformatted_20_Text">
<text:span text:style-name="ImportTok">export</text:span><text:span text:style-name="NormalTok"><text:s text:c="1"/></text:span><text:span text:style-name="ImportTok">default</text:span><text:span text:style-name="NormalTok"><text:s text:c="1"/>{</text:span>
</text:p>
      <text:p text:style-name="Preformatted_20_Text">
<text:span text:style-name="NormalTok"><text:s text:c="2"/></text:span><text:span text:style-name="DataTypeTok">computed</text:span><text:span text:style-name="OperatorTok">:</text:span><text:span text:style-name="NormalTok"><text:s text:c="1"/>{</text:span>
</text:p>
      <text:p text:style-name="Preformatted_20_Text">
<text:span text:style-name="NormalTok"><text:s text:c="4"/></text:span><text:span text:style-name="FunctionTok">user</text:span><text:span text:style-name="NormalTok">() {</text:span>
</text:p>
      <text:p text:style-name="Preformatted_20_Text">
<text:span text:style-name="NormalTok"><text:s text:c="6"/></text:span><text:span text:style-name="ControlFlowTok">return</text:span><text:span text:style-name="NormalTok"><text:s text:c="1"/></text:span><text:span text:style-name="KeywordTok">this</text:span><text:span text:style-name="OperatorTok">.</text:span><text:span text:style-name="AttributeTok">$store</text:span><text:span text:style-name="OperatorTok">.</text:span><text:span text:style-name="AttributeTok">getters</text:span><text:span text:style-name="OperatorTok">.</text:span><text:span text:style-name="AttributeTok">user</text:span>
</text:p>
      <text:p text:style-name="Preformatted_20_Text">
<text:span text:style-name="NormalTok"><text:s text:c="4"/>}</text:span>
</text:p>
      <text:p text:style-name="Preformatted_20_Text">
<text:span text:style-name="NormalTok"><text:s text:c="2"/>}</text:span>
</text:p>
      <text:p text:style-name="Preformatted_20_Text">
<text:span text:style-name="NormalTok">}</text:span>
</text:p>
      <text:p text:style-name="Preformatted_20_Text">
<text:span text:style-name="DataTypeTok">&lt;/</text:span><text:span text:style-name="KeywordTok">script</text:span><text:span text:style-name="DataTypeTok">&gt;</text:span>
</text:p>
      <text:p text:style-name="First_20_paragraph">In this example, we define a computed property <text:span text:style-name="Source_Text">user</text:span> that returns the current user state using the Vuex getter.</text:p>
      <text:p text:style-name="Text_20_body"><text:span text:style-name="T1">What is Client-Side Routing?</text:span></text:p>
      <text:p text:style-name="Text_20_body">Client-side routing is a technique where the client (usually a web browser) handles the routing of an application, rather than the server. This means that the browser is responsible for rendering the correct view or page based on the URL, without requiring a full page reload.</text:p>
      <text:p text:style-name="Text_20_body"><text:span text:style-name="T1">What is Vue Router?</text:span></text:p>
      <text:p text:style-name="Text_20_body">Vue Router is the official router for Vue.js, a popular JavaScript framework for building web applications. It allows you to map URLs to specific components or views in your application, making it easy to manage client-side routing.</text:p>
      <text:p text:style-name="Text_20_body"><text:span text:style-name="T1">Setting up Vue Router</text:span></text:p>
      <text:p text:style-name="Text_20_body">To set up Vue Router, you’ll need to follow these steps:</text:p>
      <text:list text:style-name="L4">
        <text:list-item>
          <text:p text:style-name="P4"><text:span text:style-name="T1">Install Vue Router</text:span>: Run the following command in your terminal:</text:p>
        </text:list-item>
      </text:list>
      <text:p text:style-name="P5">npm install vue-router</text:p>
      <text:list text:style-name="L5">
        <text:list-item>
          <text:p text:style-name="P6"><text:span text:style-name="T1">Create a new Vue Router instance</text:span>: In your main JavaScript file (usually <text:span text:style-name="Source_Text">main.js</text:span>), create a new instance of Vue Router:</text:p>
        </text:list-item>
      </text:list>
      <text:p text:style-name="Preformatted_20_Text">
<text:span text:style-name="ImportTok">import</text:span><text:span text:style-name="NormalTok"><text:s text:c="1"/>Vue </text:span><text:span text:style-name="ImportTok">from</text:span><text:span text:style-name="NormalTok"><text:s text:c="1"/></text:span><text:span text:style-name="StringTok">'vue'</text:span>
</text:p>
      <text:p text:style-name="Preformatted_20_Text">
<text:span text:style-name="ImportTok">import</text:span><text:span text:style-name="NormalTok"><text:s text:c="1"/>VueRouter </text:span><text:span text:style-name="ImportTok">from</text:span><text:span text:style-name="NormalTok"><text:s text:c="1"/></text:span><text:span text:style-name="StringTok">'vue-router'</text:span>
</text:p>
      <text:p text:style-name="Preformatted_20_Text">
</text:p>
      <text:p text:style-name="Preformatted_20_Text">
<text:span text:style-name="NormalTok">Vue</text:span><text:span text:style-name="OperatorTok">.</text:span><text:span text:style-name="FunctionTok">use</text:span><text:span text:style-name="NormalTok">(VueRouter)</text:span>
</text:p>
      <text:p text:style-name="Preformatted_20_Text">
</text:p>
      <text:p text:style-name="Preformatted_20_Text">
<text:span text:style-name="KeywordTok">const</text:span><text:span text:style-name="NormalTok"><text:s text:c="1"/>router </text:span><text:span text:style-name="OperatorTok">=</text:span><text:span text:style-name="NormalTok"><text:s text:c="1"/></text:span><text:span text:style-name="KeywordTok">new</text:span><text:span text:style-name="NormalTok"><text:s text:c="1"/></text:span><text:span text:style-name="FunctionTok">VueRouter</text:span><text:span text:style-name="NormalTok">({</text:span>
</text:p>
      <text:p text:style-name="Preformatted_20_Text">
<text:span text:style-name="NormalTok"><text:s text:c="2"/></text:span><text:span text:style-name="CommentTok">// routes will go here</text:span>
</text:p>
      <text:p text:style-name="Preformatted_20_Text">
<text:span text:style-name="NormalTok">})</text:span>
</text:p>
      <text:list text:style-name="L6">
        <text:list-item>
          <text:p text:style-name="P7"><text:span text:style-name="T1">Define routes</text:span>: Define the routes for your application. A route is an object that maps a URL to a specific component or view:</text:p>
        </text:list-item>
      </text:list>
      <text:p text:style-name="Preformatted_20_Text">
<text:span text:style-name="KeywordTok">const</text:span><text:span text:style-name="NormalTok"><text:s text:c="1"/>routes </text:span><text:span text:style-name="OperatorTok">=</text:span><text:span text:style-name="NormalTok"><text:s text:c="1"/>[</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home'</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Home</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About</text:span>
</text:p>
      <text:p text:style-name="Preformatted_20_Text">
<text:span text:style-name="NormalTok"><text:s text:c="2"/>}</text:span>
</text:p>
      <text:p text:style-name="Preformatted_20_Text">
<text:span text:style-name="NormalTok">]</text:span>
</text:p>
      <text:list text:style-name="L7">
        <text:list-item>
          <text:p text:style-name="P8"><text:span text:style-name="T1">Register routes with Vue Router</text:span>: Register the routes with the Vue Router instance:</text:p>
        </text:list-item>
      </text:list>
      <text:p text:style-name="Preformatted_20_Text">
<text:span text:style-name="NormalTok">router</text:span><text:span text:style-name="OperatorTok">.</text:span><text:span text:style-name="FunctionTok">addRoutes</text:span><text:span text:style-name="NormalTok">(routes)</text:span>
</text:p>
      <text:list text:style-name="L8">
        <text:list-item>
          <text:p text:style-name="P9"><text:span text:style-name="T1">Use the router in your Vue app</text:span>: Use the router in your Vue app by adding the <text:span text:style-name="Source_Text">router-view</text:span> component to your template:</text:p>
        </text:list-item>
      </text:list>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OtherTok"><text:s text:c="1"/>id</text:span><text:span text:style-name="OperatorTok">=</text:span><text:span text:style-name="StringTok">"app"</text:span><text:span text:style-name="DataTypeTok">&gt;</text:span>
</text:p>
      <text:p text:style-name="Preformatted_20_Text">
<text:span text:style-name="NormalTok"><text:s text:c="4"/></text:span><text:span text:style-name="DataTypeTok">&lt;</text:span><text:span text:style-name="KeywordTok">router-view</text:span><text:span text:style-name="OtherTok"><text:s text:c="1"/></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First_20_paragraph"><text:span text:style-name="T1">Example Use Case:</text:span></text:p>
      <text:p text:style-name="Text_20_body">Here’s an example of how you might use Vue Router to navigate between two routes:</text:p>
      <text:p text:style-name="Preformatted_20_Text">
<text:span text:style-name="CommentTok">// main.js</text:span>
</text:p>
      <text:p text:style-name="Preformatted_20_Text">
<text:span text:style-name="ImportTok">import</text:span><text:span text:style-name="NormalTok"><text:s text:c="1"/>Vue </text:span><text:span text:style-name="ImportTok">from</text:span><text:span text:style-name="NormalTok"><text:s text:c="1"/></text:span><text:span text:style-name="StringTok">'vue'</text:span>
</text:p>
      <text:p text:style-name="Preformatted_20_Text">
<text:span text:style-name="ImportTok">import</text:span><text:span text:style-name="NormalTok"><text:s text:c="1"/>VueRouter </text:span><text:span text:style-name="ImportTok">from</text:span><text:span text:style-name="NormalTok"><text:s text:c="1"/></text:span><text:span text:style-name="StringTok">'vue-router'</text:span>
</text:p>
      <text:p text:style-name="Preformatted_20_Text">
<text:span text:style-name="ImportTok">import</text:span><text:span text:style-name="NormalTok"><text:s text:c="1"/>Home </text:span><text:span text:style-name="ImportTok">from</text:span><text:span text:style-name="NormalTok"><text:s text:c="1"/></text:span><text:span text:style-name="StringTok">'./Home.vue'</text:span>
</text:p>
      <text:p text:style-name="Preformatted_20_Text">
<text:span text:style-name="ImportTok">import</text:span><text:span text:style-name="NormalTok"><text:s text:c="1"/>About </text:span><text:span text:style-name="ImportTok">from</text:span><text:span text:style-name="NormalTok"><text:s text:c="1"/></text:span><text:span text:style-name="StringTok">'./About.vue'</text:span>
</text:p>
      <text:p text:style-name="Preformatted_20_Text">
</text:p>
      <text:p text:style-name="Preformatted_20_Text">
<text:span text:style-name="NormalTok">Vue</text:span><text:span text:style-name="OperatorTok">.</text:span><text:span text:style-name="FunctionTok">use</text:span><text:span text:style-name="NormalTok">(VueRouter)</text:span>
</text:p>
      <text:p text:style-name="Preformatted_20_Text">
</text:p>
      <text:p text:style-name="Preformatted_20_Text">
<text:span text:style-name="KeywordTok">const</text:span><text:span text:style-name="NormalTok"><text:s text:c="1"/>routes </text:span><text:span text:style-name="OperatorTok">=</text:span><text:span text:style-name="NormalTok"><text:s text:c="1"/>[</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home'</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Home</text:span>
</text:p>
      <text:p text:style-name="Preformatted_20_Text">
<text:span text:style-name="NormalTok"><text:s text:c="2"/>}</text:span><text:span text:style-name="OperatorTok">,</text:span>
</text:p>
      <text:p text:style-name="Preformatted_20_Text">
<text:span text:style-name="NormalTok"><text:s text:c="2"/>{</text:span>
</text:p>
      <text:p text:style-name="Preformatted_20_Text">
<text:span text:style-name="NormalTok"><text:s text:c="4"/></text:span><text:span text:style-name="DataTypeTok">path</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name</text:span><text:span text:style-name="OperatorTok">:</text:span><text:span text:style-name="NormalTok"><text:s text:c="1"/></text:span><text:span text:style-name="StringTok">'about'</text:span><text:span text:style-name="OperatorTok">,</text:span>
</text:p>
      <text:p text:style-name="Preformatted_20_Text">
<text:span text:style-name="NormalTok"><text:s text:c="4"/></text:span><text:span text:style-name="DataTypeTok">component</text:span><text:span text:style-name="OperatorTok">:</text:span><text:span text:style-name="NormalTok"><text:s text:c="1"/>About</text:span>
</text:p>
      <text:p text:style-name="Preformatted_20_Text">
<text:span text:style-name="NormalTok"><text:s text:c="2"/>}</text:span>
</text:p>
      <text:p text:style-name="Preformatted_20_Text">
<text:span text:style-name="NormalTok">]</text:span>
</text:p>
      <text:p text:style-name="Preformatted_20_Text">
</text:p>
      <text:p text:style-name="Preformatted_20_Text">
<text:span text:style-name="KeywordTok">const</text:span><text:span text:style-name="NormalTok"><text:s text:c="1"/>router </text:span><text:span text:style-name="OperatorTok">=</text:span><text:span text:style-name="NormalTok"><text:s text:c="1"/></text:span><text:span text:style-name="KeywordTok">new</text:span><text:span text:style-name="NormalTok"><text:s text:c="1"/></text:span><text:span text:style-name="FunctionTok">VueRouter</text:span><text:span text:style-name="NormalTok">({</text:span>
</text:p>
      <text:p text:style-name="Preformatted_20_Text">
<text:span text:style-name="NormalTok"><text:s text:c="2"/></text:span><text:span text:style-name="DataTypeTok">mode</text:span><text:span text:style-name="OperatorTok">:</text:span><text:span text:style-name="NormalTok"><text:s text:c="1"/></text:span><text:span text:style-name="StringTok">'history'</text:span><text:span text:style-name="OperatorTok">,</text:span>
</text:p>
      <text:p text:style-name="Preformatted_20_Text">
<text:span text:style-name="NormalTok"><text:s text:c="2"/>routes</text:span>
</text:p>
      <text:p text:style-name="Preformatted_20_Text">
<text:span text:style-name="NormalTok">})</text:span>
</text:p>
      <text:p text:style-name="Preformatted_20_Text">
</text:p>
      <text:p text:style-name="Preformatted_20_Text">
<text:span text:style-name="KeywordTok">new</text:span><text:span text:style-name="NormalTok"><text:s text:c="1"/></text:span><text:span text:style-name="FunctionTok">Vue</text:span><text:span text:style-name="NormalTok">({</text:span>
</text:p>
      <text:p text:style-name="Preformatted_20_Text">
<text:span text:style-name="NormalTok"><text:s text:c="2"/>router</text:span><text:span text:style-name="OperatorTok">,</text:span>
</text:p>
      <text:p text:style-name="Preformatted_20_Text">
<text:span text:style-name="NormalTok"><text:s text:c="2"/></text:span><text:span text:style-name="DataTypeTok">render</text:span><text:span text:style-name="OperatorTok">:</text:span><text:span text:style-name="NormalTok"><text:s text:c="1"/>h </text:span><text:span text:style-name="KeywordTok">=&gt;</text:span><text:span text:style-name="NormalTok"><text:s text:c="1"/></text:span><text:span text:style-name="FunctionTok">h</text:span><text:span text:style-name="NormalTok">(App)</text:span>
</text:p>
      <text:p text:style-name="Preformatted_20_Text">
<text:span text:style-name="NormalTok">})</text:span><text:span text:style-name="OperatorTok">.</text:span><text:span text:style-name="FunctionTok">$mount</text:span><text:span text:style-name="NormalTok">(</text:span><text:span text:style-name="StringTok">'#app'</text:span><text:span text:style-name="NormalTok">)</text:span>
</text:p>
      <text:p text:style-name="Preformatted_20_Text">
<text:span text:style-name="CommentTok">&lt;!-- Home.vue --&gt;</text:span>
</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Home</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router-link</text:span><text:span text:style-name="OtherTok"><text:s text:c="1"/>to</text:span><text:span text:style-name="OperatorTok">=</text:span><text:span text:style-name="StringTok">"/about"</text:span><text:span text:style-name="DataTypeTok">&gt;</text:span><text:span text:style-name="NormalTok">Go to About</text:span><text:span text:style-name="DataTypeTok">&lt;/</text:span><text:span text:style-name="KeywordTok">router-link</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Preformatted_20_Text">
<text:span text:style-name="CommentTok">&lt;!-- About.vue --&gt;</text:span>
</text:p>
      <text:p text:style-name="Preformatted_20_Text">
<text:span text:style-name="DataTypeTok">&lt;</text:span><text:span text:style-name="KeywordTok">template</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NormalTok"><text:s text:c="4"/></text:span><text:span text:style-name="DataTypeTok">&lt;</text:span><text:span text:style-name="KeywordTok">h1</text:span><text:span text:style-name="DataTypeTok">&gt;</text:span><text:span text:style-name="NormalTok">About</text:span><text:span text:style-name="DataTypeTok">&lt;/</text:span><text:span text:style-name="KeywordTok">h1</text:span><text:span text:style-name="DataTypeTok">&gt;</text:span>
</text:p>
      <text:p text:style-name="Preformatted_20_Text">
<text:span text:style-name="NormalTok"><text:s text:c="4"/></text:span><text:span text:style-name="DataTypeTok">&lt;</text:span><text:span text:style-name="KeywordTok">router-link</text:span><text:span text:style-name="OtherTok"><text:s text:c="1"/>to</text:span><text:span text:style-name="OperatorTok">=</text:span><text:span text:style-name="StringTok">"/"</text:span><text:span text:style-name="DataTypeTok">&gt;</text:span><text:span text:style-name="NormalTok">Go to Home</text:span><text:span text:style-name="DataTypeTok">&lt;/</text:span><text:span text:style-name="KeywordTok">router-link</text:span><text:span text:style-name="DataTypeTok">&gt;</text:span>
</text:p>
      <text:p text:style-name="Preformatted_20_Text">
<text:span text:style-name="NormalTok"><text:s text:c="2"/></text:span><text:span text:style-name="DataTypeTok">&lt;/</text:span><text:span text:style-name="KeywordTok">div</text:span><text:span text:style-name="DataTypeTok">&gt;</text:span>
</text:p>
      <text:p text:style-name="Preformatted_20_Text">
<text:span text:style-name="DataTypeTok">&lt;/</text:span><text:span text:style-name="KeywordTok">template</text:span><text:span text:style-name="DataTypeTok">&gt;</text:span>
</text:p>
      <text:p text:style-name="First_20_paragraph">In this example, we define two routes, one for the Home component and one for the About component. We then use the <text:span text:style-name="Source_Text">router-link</text:span> component to navigate between the two routes.</text:p>
      <text:p text:style-name="Text_20_body"><text:span text:style-name="T1">Common Issues:</text:span></text:p>
      <text:list text:style-name="L9">
        <text:list-item>
          <text:p text:style-name="P10">Make sure you’ve installed Vue Router correctly and imported it in your main JavaScript file.</text:p>
        </text:list-item>
        <text:list-item>
          <text:p text:style-name="P10">Ensure that you’ve defined your routes correctly and registered them with the Vue Router instance.</text:p>
        </text:list-item>
        <text:list-item>
          <text:p text:style-name="P10">Use the <text:span text:style-name="Source_Text">router-view</text:span> component in your template to render the current rout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5</meta:generator>
    <dc:title/>
    <dc:description/>
    <dc:subject/>
    <meta:keyword/>
    <meta:initial-creator/>
    <dc:creator/>
    <meta:creation-date>2024-10-16T15:24:09Z</meta:creation-date>
    <dc:date>2024-10-16T15:24:09Z</dc:date>
  </office:meta>
</office:document-meta>
</file>